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add8e6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4aae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808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c0cb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upload.wikimedia.org/wikipedia/commons/thumb/9/93/Democratic_Disc.svg/15px-Democratic_Disc.svg.png" draw:style-name="gr1" draw:text-style-name="P1" svg:width="0.396cm" svg:height="0.396cm" svg:x="0cm" svg:y="0cm">
            <draw:image xlink:href="https://upload.wikimedia.org/wikipedia/commons/thumb/9/93/Democratic_Disc.svg/15px-Democratic_Disc.svg.png" xlink:type="simple" xlink:show="embed" xlink:actuate="onLoad" draw:mime-type="image/png">
              <text:p/>
            </draw:image>
          </draw:frame>
          <draw:frame draw:z-index="1" draw:name="https://upload.wikimedia.org/wikipedia/commons/thumb/9/93/Republican_Disc.svg/15px-Republican_Disc.svg.png" draw:style-name="gr1" draw:text-style-name="P1" svg:width="0.396cm" svg:height="0.396cm" svg:x="0cm" svg:y="0.452cm">
            <draw:image xlink:href="https://upload.wikimedia.org/wikipedia/commons/thumb/9/93/Republican_Disc.svg/15px-Republican_Disc.svg.png" xlink:type="simple" xlink:show="embed" xlink:actuate="onLoad" draw:mime-type="image/png">
              <text:p/>
            </draw:image>
          </draw:frame>
          <draw:frame draw:z-index="2" draw:name="https://upload.wikimedia.org/wikipedia/commons/thumb/5/5c/Flag_of_Alabama.svg/23px-Flag_of_Alabama.svg.png" draw:style-name="gr1" draw:text-style-name="P1" svg:width="0.608cm" svg:height="0.396cm" svg:x="0cm" svg:y="1.355cm">
            <draw:image xlink:href="https://upload.wikimedia.org/wikipedia/commons/thumb/5/5c/Flag_of_Alabama.svg/23px-Flag_of_Alabama.svg.png" xlink:type="simple" xlink:show="embed" xlink:actuate="onLoad" draw:mime-type="image/png">
              <text:p/>
            </draw:image>
          </draw:frame>
          <draw:frame draw:z-index="3" draw:name="https://upload.wikimedia.org/wikipedia/commons/thumb/e/e6/Flag_of_Alaska.svg/21px-Flag_of_Alaska.svg.png" draw:style-name="gr1" draw:text-style-name="P1" svg:width="0.555cm" svg:height="0.396cm" svg:x="0cm" svg:y="1.806cm">
            <draw:image xlink:href="https://upload.wikimedia.org/wikipedia/commons/thumb/e/e6/Flag_of_Alaska.svg/21px-Flag_of_Alaska.svg.png" xlink:type="simple" xlink:show="embed" xlink:actuate="onLoad" draw:mime-type="image/png">
              <text:p/>
            </draw:image>
          </draw:frame>
          <draw:frame draw:z-index="4" draw:name="https://upload.wikimedia.org/wikipedia/commons/thumb/9/9d/Flag_of_Arizona.svg/23px-Flag_of_Arizona.svg.png" draw:style-name="gr1" draw:text-style-name="P1" svg:width="0.608cm" svg:height="0.396cm" svg:x="0cm" svg:y="2.258cm">
            <draw:image xlink:href="https://upload.wikimedia.org/wikipedia/commons/thumb/9/9d/Flag_of_Arizona.svg/23px-Flag_of_Arizona.svg.png" xlink:type="simple" xlink:show="embed" xlink:actuate="onLoad" draw:mime-type="image/png">
              <text:p/>
            </draw:image>
          </draw:frame>
          <draw:frame draw:z-index="5" draw:name="https://upload.wikimedia.org/wikipedia/commons/thumb/9/9d/Flag_of_Arkansas.svg/23px-Flag_of_Arkansas.svg.png" draw:style-name="gr1" draw:text-style-name="P1" svg:width="0.608cm" svg:height="0.396cm" svg:x="0cm" svg:y="2.709cm">
            <draw:image xlink:href="https://upload.wikimedia.org/wikipedia/commons/thumb/9/9d/Flag_of_Arkansas.svg/23px-Flag_of_Arkansas.svg.png" xlink:type="simple" xlink:show="embed" xlink:actuate="onLoad" draw:mime-type="image/png">
              <text:p/>
            </draw:image>
          </draw:frame>
          <draw:frame draw:z-index="6" draw:name="https://upload.wikimedia.org/wikipedia/commons/thumb/0/01/Flag_of_California.svg/23px-Flag_of_California.svg.png" draw:style-name="gr1" draw:text-style-name="P1" svg:width="0.608cm" svg:height="0.396cm" svg:x="0cm" svg:y="3.161cm">
            <draw:image xlink:href="https://upload.wikimedia.org/wikipedia/commons/thumb/0/01/Flag_of_California.svg/23px-Flag_of_California.svg.png" xlink:type="simple" xlink:show="embed" xlink:actuate="onLoad" draw:mime-type="image/png">
              <text:p/>
            </draw:image>
          </draw:frame>
          <draw:frame draw:z-index="7" draw:name="https://upload.wikimedia.org/wikipedia/commons/thumb/4/46/Flag_of_Colorado.svg/23px-Flag_of_Colorado.svg.png" draw:style-name="gr1" draw:text-style-name="P1" svg:width="0.608cm" svg:height="0.396cm" svg:x="0cm" svg:y="3.612cm">
            <draw:image xlink:href="https://upload.wikimedia.org/wikipedia/commons/thumb/4/46/Flag_of_Colorado.svg/23px-Flag_of_Colorado.svg.png" xlink:type="simple" xlink:show="embed" xlink:actuate="onLoad" draw:mime-type="image/png">
              <text:p/>
            </draw:image>
          </draw:frame>
          <draw:frame draw:z-index="8" draw:name="https://upload.wikimedia.org/wikipedia/commons/thumb/9/96/Flag_of_Connecticut.svg/19px-Flag_of_Connecticut.svg.png" draw:style-name="gr1" draw:text-style-name="P1" svg:width="0.502cm" svg:height="0.396cm" svg:x="0cm" svg:y="4.064cm">
            <draw:image xlink:href="https://upload.wikimedia.org/wikipedia/commons/thumb/9/96/Flag_of_Connecticut.svg/19px-Flag_of_Connecticut.svg.png" xlink:type="simple" xlink:show="embed" xlink:actuate="onLoad" draw:mime-type="image/png">
              <text:p/>
            </draw:image>
          </draw:frame>
          <draw:frame draw:z-index="9" draw:name="https://upload.wikimedia.org/wikipedia/commons/thumb/c/c6/Flag_of_Delaware.svg/23px-Flag_of_Delaware.svg.png" draw:style-name="gr1" draw:text-style-name="P1" svg:width="0.608cm" svg:height="0.396cm" svg:x="0cm" svg:y="4.516cm">
            <draw:image xlink:href="https://upload.wikimedia.org/wikipedia/commons/thumb/c/c6/Flag_of_Delaware.svg/23px-Flag_of_Delaware.svg.png" xlink:type="simple" xlink:show="embed" xlink:actuate="onLoad" draw:mime-type="image/png">
              <text:p/>
            </draw:image>
          </draw:frame>
          <draw:frame draw:z-index="10" draw:name="https://upload.wikimedia.org/wikipedia/commons/thumb/0/03/Flag_of_Washington%2C_D.C.svg/23px-Flag_of_Washington%2C_D.C.svg.png" draw:style-name="gr1" draw:text-style-name="P1" svg:width="0.608cm" svg:height="0.317cm" svg:x="0cm" svg:y="4.967cm">
            <draw:image xlink:href="https://upload.wikimedia.org/wikipedia/commons/thumb/0/03/Flag_of_Washington%2C_D.C.svg/23px-Flag_of_Washington%2C_D.C.svg.png" xlink:type="simple" xlink:show="embed" xlink:actuate="onLoad" draw:mime-type="image/png">
              <text:p/>
            </draw:image>
          </draw:frame>
          <draw:frame draw:z-index="11" draw:name="https://upload.wikimedia.org/wikipedia/commons/thumb/f/f7/Flag_of_Florida.svg/23px-Flag_of_Florida.svg.png" draw:style-name="gr1" draw:text-style-name="P1" svg:width="0.608cm" svg:height="0.396cm" svg:x="0cm" svg:y="5.419cm">
            <draw:image xlink:href="https://upload.wikimedia.org/wikipedia/commons/thumb/f/f7/Flag_of_Florida.svg/23px-Flag_of_Florida.svg.png" xlink:type="simple" xlink:show="embed" xlink:actuate="onLoad" draw:mime-type="image/png">
              <text:p/>
            </draw:image>
          </draw:frame>
          <draw:frame draw:z-index="12" draw:name="https://upload.wikimedia.org/wikipedia/commons/thumb/0/08/Flag_of_the_State_of_Georgia.svg/23px-Flag_of_the_State_of_Georgia.svg.png" draw:style-name="gr1" draw:text-style-name="P1" svg:width="0.608cm" svg:height="0.369cm" svg:x="0cm" svg:y="5.87cm">
            <draw:image xlink:href="https://upload.wikimedia.org/wikipedia/commons/thumb/0/08/Flag_of_the_State_of_Georgia.svg/23px-Flag_of_the_State_of_Georgia.svg.png" xlink:type="simple" xlink:show="embed" xlink:actuate="onLoad" draw:mime-type="image/png">
              <text:p/>
            </draw:image>
          </draw:frame>
          <draw:frame draw:z-index="13" draw:name="https://upload.wikimedia.org/wikipedia/commons/thumb/e/ef/Flag_of_Hawaii.svg/23px-Flag_of_Hawaii.svg.png" draw:style-name="gr1" draw:text-style-name="P1" svg:width="0.608cm" svg:height="0.317cm" svg:x="0cm" svg:y="6.322cm">
            <draw:image xlink:href="https://upload.wikimedia.org/wikipedia/commons/thumb/e/ef/Flag_of_Hawaii.svg/23px-Flag_of_Hawaii.svg.png" xlink:type="simple" xlink:show="embed" xlink:actuate="onLoad" draw:mime-type="image/png">
              <text:p/>
            </draw:image>
          </draw:frame>
          <draw:frame draw:z-index="14" draw:name="https://upload.wikimedia.org/wikipedia/commons/thumb/a/a4/Flag_of_Idaho.svg/19px-Flag_of_Idaho.svg.png" draw:style-name="gr1" draw:text-style-name="P1" svg:width="0.502cm" svg:height="0.396cm" svg:x="0cm" svg:y="6.773cm">
            <draw:image xlink:href="https://upload.wikimedia.org/wikipedia/commons/thumb/a/a4/Flag_of_Idaho.svg/19px-Flag_of_Idaho.svg.png" xlink:type="simple" xlink:show="embed" xlink:actuate="onLoad" draw:mime-type="image/png">
              <text:p/>
            </draw:image>
          </draw:frame>
          <draw:frame draw:z-index="15" draw:name="https://upload.wikimedia.org/wikipedia/commons/thumb/0/01/Flag_of_Illinois.svg/23px-Flag_of_Illinois.svg.png" draw:style-name="gr1" draw:text-style-name="P1" svg:width="0.608cm" svg:height="0.369cm" svg:x="0cm" svg:y="7.225cm">
            <draw:image xlink:href="https://upload.wikimedia.org/wikipedia/commons/thumb/0/01/Flag_of_Illinois.svg/23px-Flag_of_Illinois.svg.png" xlink:type="simple" xlink:show="embed" xlink:actuate="onLoad" draw:mime-type="image/png">
              <text:p/>
            </draw:image>
          </draw:frame>
          <draw:frame draw:z-index="16" draw:name="https://upload.wikimedia.org/wikipedia/commons/thumb/a/ac/Flag_of_Indiana.svg/23px-Flag_of_Indiana.svg.png" draw:style-name="gr1" draw:text-style-name="P1" svg:width="0.608cm" svg:height="0.396cm" svg:x="0cm" svg:y="7.676cm">
            <draw:image xlink:href="https://upload.wikimedia.org/wikipedia/commons/thumb/a/ac/Flag_of_Indiana.svg/23px-Flag_of_Indiana.svg.png" xlink:type="simple" xlink:show="embed" xlink:actuate="onLoad" draw:mime-type="image/png">
              <text:p/>
            </draw:image>
          </draw:frame>
          <draw:frame draw:z-index="17" draw:name="https://upload.wikimedia.org/wikipedia/commons/thumb/a/aa/Flag_of_Iowa.svg/23px-Flag_of_Iowa.svg.png" draw:style-name="gr1" draw:text-style-name="P1" svg:width="0.608cm" svg:height="0.396cm" svg:x="0cm" svg:y="8.128cm">
            <draw:image xlink:href="https://upload.wikimedia.org/wikipedia/commons/thumb/a/aa/Flag_of_Iowa.svg/23px-Flag_of_Iowa.svg.png" xlink:type="simple" xlink:show="embed" xlink:actuate="onLoad" draw:mime-type="image/png">
              <text:p/>
            </draw:image>
          </draw:frame>
          <draw:frame draw:z-index="18" draw:name="https://upload.wikimedia.org/wikipedia/commons/thumb/d/da/Flag_of_Kansas.svg/23px-Flag_of_Kansas.svg.png" draw:style-name="gr1" draw:text-style-name="P1" svg:width="0.608cm" svg:height="0.369cm" svg:x="0cm" svg:y="8.58cm">
            <draw:image xlink:href="https://upload.wikimedia.org/wikipedia/commons/thumb/d/da/Flag_of_Kansas.svg/23px-Flag_of_Kansas.svg.png" xlink:type="simple" xlink:show="embed" xlink:actuate="onLoad" draw:mime-type="image/png">
              <text:p/>
            </draw:image>
          </draw:frame>
          <draw:frame draw:z-index="19" draw:name="https://upload.wikimedia.org/wikipedia/commons/thumb/8/8d/Flag_of_Kentucky.svg/23px-Flag_of_Kentucky.svg.png" draw:style-name="gr1" draw:text-style-name="P1" svg:width="0.608cm" svg:height="0.317cm" svg:x="0cm" svg:y="9.031cm">
            <draw:image xlink:href="https://upload.wikimedia.org/wikipedia/commons/thumb/8/8d/Flag_of_Kentucky.svg/23px-Flag_of_Kentucky.svg.png" xlink:type="simple" xlink:show="embed" xlink:actuate="onLoad" draw:mime-type="image/png">
              <text:p/>
            </draw:image>
          </draw:frame>
          <draw:frame draw:z-index="20" draw:name="https://upload.wikimedia.org/wikipedia/commons/thumb/e/e0/Flag_of_Louisiana.svg/23px-Flag_of_Louisiana.svg.png" draw:style-name="gr1" draw:text-style-name="P1" svg:width="0.608cm" svg:height="0.396cm" svg:x="0cm" svg:y="9.483cm">
            <draw:image xlink:href="https://upload.wikimedia.org/wikipedia/commons/thumb/e/e0/Flag_of_Louisiana.svg/23px-Flag_of_Louisiana.svg.png" xlink:type="simple" xlink:show="embed" xlink:actuate="onLoad" draw:mime-type="image/png">
              <text:p/>
            </draw:image>
          </draw:frame>
          <draw:frame draw:z-index="21" draw:name="https://upload.wikimedia.org/wikipedia/commons/thumb/3/35/Flag_of_Maine.svg/19px-Flag_of_Maine.svg.png" draw:style-name="gr1" draw:text-style-name="P1" svg:width="0.502cm" svg:height="0.396cm" svg:x="0cm" svg:y="9.934cm">
            <draw:image xlink:href="https://upload.wikimedia.org/wikipedia/commons/thumb/3/35/Flag_of_Maine.svg/19px-Flag_of_Maine.svg.png" xlink:type="simple" xlink:show="embed" xlink:actuate="onLoad" draw:mime-type="image/png">
              <text:p/>
            </draw:image>
          </draw:frame>
          <draw:frame draw:z-index="22" draw:name="https://upload.wikimedia.org/wikipedia/commons/thumb/a/a0/Flag_of_Maryland.svg/23px-Flag_of_Maryland.svg.png" draw:style-name="gr1" draw:text-style-name="P1" svg:width="0.608cm" svg:height="0.396cm" svg:x="0cm" svg:y="11.289cm">
            <draw:image xlink:href="https://upload.wikimedia.org/wikipedia/commons/thumb/a/a0/Flag_of_Maryland.svg/23px-Flag_of_Maryland.svg.png" xlink:type="simple" xlink:show="embed" xlink:actuate="onLoad" draw:mime-type="image/png">
              <text:p/>
            </draw:image>
          </draw:frame>
          <draw:frame draw:z-index="23" draw:name="https://upload.wikimedia.org/wikipedia/commons/thumb/f/f2/Flag_of_Massachusetts.svg/23px-Flag_of_Massachusetts.svg.png" draw:style-name="gr1" draw:text-style-name="P1" svg:width="0.608cm" svg:height="0.369cm" svg:x="0cm" svg:y="11.74cm">
            <draw:image xlink:href="https://upload.wikimedia.org/wikipedia/commons/thumb/f/f2/Flag_of_Massachusetts.svg/23px-Flag_of_Massachusetts.svg.png" xlink:type="simple" xlink:show="embed" xlink:actuate="onLoad" draw:mime-type="image/png">
              <text:p/>
            </draw:image>
          </draw:frame>
          <draw:frame draw:z-index="24" draw:name="https://upload.wikimedia.org/wikipedia/commons/thumb/b/b5/Flag_of_Michigan.svg/23px-Flag_of_Michigan.svg.png" draw:style-name="gr1" draw:text-style-name="P1" svg:width="0.608cm" svg:height="0.396cm" svg:x="0cm" svg:y="12.192cm">
            <draw:image xlink:href="https://upload.wikimedia.org/wikipedia/commons/thumb/b/b5/Flag_of_Michigan.svg/23px-Flag_of_Michigan.svg.png" xlink:type="simple" xlink:show="embed" xlink:actuate="onLoad" draw:mime-type="image/png">
              <text:p/>
            </draw:image>
          </draw:frame>
          <draw:frame draw:z-index="25" draw:name="https://upload.wikimedia.org/wikipedia/commons/thumb/b/b9/Flag_of_Minnesota.svg/23px-Flag_of_Minnesota.svg.png" draw:style-name="gr1" draw:text-style-name="P1" svg:width="0.608cm" svg:height="0.369cm" svg:x="0cm" svg:y="12.644cm">
            <draw:image xlink:href="https://upload.wikimedia.org/wikipedia/commons/thumb/b/b9/Flag_of_Minnesota.svg/23px-Flag_of_Minnesota.svg.png" xlink:type="simple" xlink:show="embed" xlink:actuate="onLoad" draw:mime-type="image/png">
              <text:p/>
            </draw:image>
          </draw:frame>
          <draw:frame draw:z-index="26" draw:name="https://upload.wikimedia.org/wikipedia/commons/thumb/4/42/Flag_of_Mississippi.svg/23px-Flag_of_Mississippi.svg.png" draw:style-name="gr1" draw:text-style-name="P1" svg:width="0.608cm" svg:height="0.369cm" svg:x="0cm" svg:y="13.095cm">
            <draw:image xlink:href="https://upload.wikimedia.org/wikipedia/commons/thumb/4/42/Flag_of_Mississippi.svg/23px-Flag_of_Mississippi.svg.png" xlink:type="simple" xlink:show="embed" xlink:actuate="onLoad" draw:mime-type="image/png">
              <text:p/>
            </draw:image>
          </draw:frame>
          <draw:frame draw:z-index="27" draw:name="https://upload.wikimedia.org/wikipedia/commons/thumb/5/5a/Flag_of_Missouri.svg/23px-Flag_of_Missouri.svg.png" draw:style-name="gr1" draw:text-style-name="P1" svg:width="0.608cm" svg:height="0.343cm" svg:x="0cm" svg:y="13.547cm">
            <draw:image xlink:href="https://upload.wikimedia.org/wikipedia/commons/thumb/5/5a/Flag_of_Missouri.svg/23px-Flag_of_Missouri.svg.png" xlink:type="simple" xlink:show="embed" xlink:actuate="onLoad" draw:mime-type="image/png">
              <text:p/>
            </draw:image>
          </draw:frame>
          <draw:frame draw:z-index="28" draw:name="https://upload.wikimedia.org/wikipedia/commons/thumb/c/cb/Flag_of_Montana.svg/23px-Flag_of_Montana.svg.png" draw:style-name="gr1" draw:text-style-name="P1" svg:width="0.608cm" svg:height="0.396cm" svg:x="0cm" svg:y="13.998cm">
            <draw:image xlink:href="https://upload.wikimedia.org/wikipedia/commons/thumb/c/cb/Flag_of_Montana.svg/23px-Flag_of_Montana.svg.png" xlink:type="simple" xlink:show="embed" xlink:actuate="onLoad" draw:mime-type="image/png">
              <text:p/>
            </draw:image>
          </draw:frame>
          <draw:frame draw:z-index="29" draw:name="https://upload.wikimedia.org/wikipedia/commons/thumb/4/4d/Flag_of_Nebraska.svg/23px-Flag_of_Nebraska.svg.png" draw:style-name="gr1" draw:text-style-name="P1" svg:width="0.608cm" svg:height="0.369cm" svg:x="0cm" svg:y="14.45cm">
            <draw:image xlink:href="https://upload.wikimedia.org/wikipedia/commons/thumb/4/4d/Flag_of_Nebraska.svg/23px-Flag_of_Nebraska.svg.png" xlink:type="simple" xlink:show="embed" xlink:actuate="onLoad" draw:mime-type="image/png">
              <text:p/>
            </draw:image>
          </draw:frame>
          <draw:frame draw:z-index="30" draw:name="https://upload.wikimedia.org/wikipedia/commons/thumb/f/f1/Flag_of_Nevada.svg/23px-Flag_of_Nevada.svg.png" draw:style-name="gr1" draw:text-style-name="P1" svg:width="0.608cm" svg:height="0.396cm" svg:x="0cm" svg:y="15.353cm">
            <draw:image xlink:href="https://upload.wikimedia.org/wikipedia/commons/thumb/f/f1/Flag_of_Nevada.svg/23px-Flag_of_Nevada.svg.png" xlink:type="simple" xlink:show="embed" xlink:actuate="onLoad" draw:mime-type="image/png">
              <text:p/>
            </draw:image>
          </draw:frame>
          <draw:frame draw:z-index="31" draw:name="https://upload.wikimedia.org/wikipedia/commons/thumb/2/28/Flag_of_New_Hampshire.svg/23px-Flag_of_New_Hampshire.svg.png" draw:style-name="gr1" draw:text-style-name="P1" svg:width="0.608cm" svg:height="0.396cm" svg:x="0cm" svg:y="15.804cm">
            <draw:image xlink:href="https://upload.wikimedia.org/wikipedia/commons/thumb/2/28/Flag_of_New_Hampshire.svg/23px-Flag_of_New_Hampshire.svg.png" xlink:type="simple" xlink:show="embed" xlink:actuate="onLoad" draw:mime-type="image/png">
              <text:p/>
            </draw:image>
          </draw:frame>
          <draw:frame draw:z-index="32" draw:name="https://upload.wikimedia.org/wikipedia/commons/thumb/9/92/Flag_of_New_Jersey.svg/23px-Flag_of_New_Jersey.svg.png" draw:style-name="gr1" draw:text-style-name="P1" svg:width="0.608cm" svg:height="0.369cm" svg:x="0cm" svg:y="16.256cm">
            <draw:image xlink:href="https://upload.wikimedia.org/wikipedia/commons/thumb/9/92/Flag_of_New_Jersey.svg/23px-Flag_of_New_Jersey.svg.png" xlink:type="simple" xlink:show="embed" xlink:actuate="onLoad" draw:mime-type="image/png">
              <text:p/>
            </draw:image>
          </draw:frame>
          <draw:frame draw:z-index="33" draw:name="https://upload.wikimedia.org/wikipedia/commons/thumb/c/c3/Flag_of_New_Mexico.svg/23px-Flag_of_New_Mexico.svg.png" draw:style-name="gr1" draw:text-style-name="P1" svg:width="0.608cm" svg:height="0.396cm" svg:x="0cm" svg:y="16.708cm">
            <draw:image xlink:href="https://upload.wikimedia.org/wikipedia/commons/thumb/c/c3/Flag_of_New_Mexico.svg/23px-Flag_of_New_Mexico.svg.png" xlink:type="simple" xlink:show="embed" xlink:actuate="onLoad" draw:mime-type="image/png">
              <text:p/>
            </draw:image>
          </draw:frame>
          <draw:frame draw:z-index="34" draw:name="https://upload.wikimedia.org/wikipedia/commons/thumb/1/1a/Flag_of_New_York.svg/23px-Flag_of_New_York.svg.png" draw:style-name="gr1" draw:text-style-name="P1" svg:width="0.608cm" svg:height="0.317cm" svg:x="0cm" svg:y="17.159cm">
            <draw:image xlink:href="https://upload.wikimedia.org/wikipedia/commons/thumb/1/1a/Flag_of_New_York.svg/23px-Flag_of_New_York.svg.png" xlink:type="simple" xlink:show="embed" xlink:actuate="onLoad" draw:mime-type="image/png">
              <text:p/>
            </draw:image>
          </draw:frame>
          <draw:frame draw:z-index="35" draw:name="https://upload.wikimedia.org/wikipedia/commons/thumb/b/bb/Flag_of_North_Carolina.svg/23px-Flag_of_North_Carolina.svg.png" draw:style-name="gr1" draw:text-style-name="P1" svg:width="0.608cm" svg:height="0.396cm" svg:x="0cm" svg:y="17.611cm">
            <draw:image xlink:href="https://upload.wikimedia.org/wikipedia/commons/thumb/b/bb/Flag_of_North_Carolina.svg/23px-Flag_of_North_Carolina.svg.png" xlink:type="simple" xlink:show="embed" xlink:actuate="onLoad" draw:mime-type="image/png">
              <text:p/>
            </draw:image>
          </draw:frame>
          <draw:frame draw:z-index="36" draw:name="https://upload.wikimedia.org/wikipedia/commons/thumb/e/ee/Flag_of_North_Dakota.svg/20px-Flag_of_North_Dakota.svg.png" draw:style-name="gr1" draw:text-style-name="P1" svg:width="0.528cm" svg:height="0.422cm" svg:x="0cm" svg:y="18.062cm">
            <draw:image xlink:href="https://upload.wikimedia.org/wikipedia/commons/thumb/e/ee/Flag_of_North_Dakota.svg/20px-Flag_of_North_Dakota.svg.png" xlink:type="simple" xlink:show="embed" xlink:actuate="onLoad" draw:mime-type="image/png">
              <text:p/>
            </draw:image>
          </draw:frame>
          <draw:frame draw:z-index="37" draw:name="https://upload.wikimedia.org/wikipedia/commons/thumb/4/4c/Flag_of_Ohio.svg/25px-Flag_of_Ohio.svg.png" draw:style-name="gr1" draw:text-style-name="P1" svg:width="0.66cm" svg:height="0.396cm" svg:x="0cm" svg:y="18.514cm">
            <draw:image xlink:href="https://upload.wikimedia.org/wikipedia/commons/thumb/4/4c/Flag_of_Ohio.svg/25px-Flag_of_Ohio.svg.png" xlink:type="simple" xlink:show="embed" xlink:actuate="onLoad" draw:mime-type="image/png">
              <text:p/>
            </draw:image>
          </draw:frame>
          <draw:frame draw:z-index="38" draw:name="https://upload.wikimedia.org/wikipedia/commons/thumb/6/6e/Flag_of_Oklahoma.svg/23px-Flag_of_Oklahoma.svg.png" draw:style-name="gr1" draw:text-style-name="P1" svg:width="0.608cm" svg:height="0.396cm" svg:x="0cm" svg:y="18.965cm">
            <draw:image xlink:href="https://upload.wikimedia.org/wikipedia/commons/thumb/6/6e/Flag_of_Oklahoma.svg/23px-Flag_of_Oklahoma.svg.png" xlink:type="simple" xlink:show="embed" xlink:actuate="onLoad" draw:mime-type="image/png">
              <text:p/>
            </draw:image>
          </draw:frame>
          <draw:frame draw:z-index="39" draw:name="https://upload.wikimedia.org/wikipedia/commons/thumb/b/b9/Flag_of_Oregon.svg/23px-Flag_of_Oregon.svg.png" draw:style-name="gr1" draw:text-style-name="P1" svg:width="0.608cm" svg:height="0.396cm" svg:x="0cm" svg:y="19.417cm">
            <draw:image xlink:href="https://upload.wikimedia.org/wikipedia/commons/thumb/b/b9/Flag_of_Oregon.svg/23px-Flag_of_Oregon.svg.png" xlink:type="simple" xlink:show="embed" xlink:actuate="onLoad" draw:mime-type="image/png">
              <text:p/>
            </draw:image>
          </draw:frame>
          <draw:frame draw:z-index="40" draw:name="https://upload.wikimedia.org/wikipedia/commons/thumb/f/f7/Flag_of_Pennsylvania.svg/21px-Flag_of_Pennsylvania.svg.png" draw:style-name="gr1" draw:text-style-name="P1" svg:width="0.555cm" svg:height="0.396cm" svg:x="0cm" svg:y="19.868cm">
            <draw:image xlink:href="https://upload.wikimedia.org/wikipedia/commons/thumb/f/f7/Flag_of_Pennsylvania.svg/21px-Flag_of_Pennsylvania.svg.png" xlink:type="simple" xlink:show="embed" xlink:actuate="onLoad" draw:mime-type="image/png">
              <text:p/>
            </draw:image>
          </draw:frame>
          <draw:frame draw:z-index="41" draw:name="https://upload.wikimedia.org/wikipedia/commons/thumb/f/f3/Flag_of_Rhode_Island.svg/19px-Flag_of_Rhode_Island.svg.png" draw:style-name="gr1" draw:text-style-name="P1" svg:width="0.502cm" svg:height="0.449cm" svg:x="0cm" svg:y="20.32cm">
            <draw:image xlink:href="https://upload.wikimedia.org/wikipedia/commons/thumb/f/f3/Flag_of_Rhode_Island.svg/19px-Flag_of_Rhode_Island.svg.png" xlink:type="simple" xlink:show="embed" xlink:actuate="onLoad" draw:mime-type="image/png">
              <text:p/>
            </draw:image>
          </draw:frame>
          <draw:frame draw:z-index="42" draw:name="https://upload.wikimedia.org/wikipedia/commons/thumb/6/69/Flag_of_South_Carolina.svg/23px-Flag_of_South_Carolina.svg.png" draw:style-name="gr1" draw:text-style-name="P1" svg:width="0.608cm" svg:height="0.396cm" svg:x="0cm" svg:y="20.772cm">
            <draw:image xlink:href="https://upload.wikimedia.org/wikipedia/commons/thumb/6/69/Flag_of_South_Carolina.svg/23px-Flag_of_South_Carolina.svg.png" xlink:type="simple" xlink:show="embed" xlink:actuate="onLoad" draw:mime-type="image/png">
              <text:p/>
            </draw:image>
          </draw:frame>
          <draw:frame draw:z-index="43" draw:name="https://upload.wikimedia.org/wikipedia/commons/thumb/1/1a/Flag_of_South_Dakota.svg/23px-Flag_of_South_Dakota.svg.png" draw:style-name="gr1" draw:text-style-name="P1" svg:width="0.608cm" svg:height="0.369cm" svg:x="0cm" svg:y="21.223cm">
            <draw:image xlink:href="https://upload.wikimedia.org/wikipedia/commons/thumb/1/1a/Flag_of_South_Dakota.svg/23px-Flag_of_South_Dakota.svg.png" xlink:type="simple" xlink:show="embed" xlink:actuate="onLoad" draw:mime-type="image/png">
              <text:p/>
            </draw:image>
          </draw:frame>
          <draw:frame draw:z-index="44" draw:name="https://upload.wikimedia.org/wikipedia/commons/thumb/9/9e/Flag_of_Tennessee.svg/23px-Flag_of_Tennessee.svg.png" draw:style-name="gr1" draw:text-style-name="P1" svg:width="0.608cm" svg:height="0.369cm" svg:x="0cm" svg:y="21.675cm">
            <draw:image xlink:href="https://upload.wikimedia.org/wikipedia/commons/thumb/9/9e/Flag_of_Tennessee.svg/23px-Flag_of_Tennessee.svg.png" xlink:type="simple" xlink:show="embed" xlink:actuate="onLoad" draw:mime-type="image/png">
              <text:p/>
            </draw:image>
          </draw:frame>
          <draw:frame draw:z-index="45" draw:name="https://upload.wikimedia.org/wikipedia/commons/thumb/f/f7/Flag_of_Texas.svg/23px-Flag_of_Texas.svg.png" draw:style-name="gr1" draw:text-style-name="P1" svg:width="0.608cm" svg:height="0.396cm" svg:x="0cm" svg:y="22.126cm">
            <draw:image xlink:href="https://upload.wikimedia.org/wikipedia/commons/thumb/f/f7/Flag_of_Texas.svg/23px-Flag_of_Texas.svg.png" xlink:type="simple" xlink:show="embed" xlink:actuate="onLoad" draw:mime-type="image/png">
              <text:p/>
            </draw:image>
          </draw:frame>
          <draw:frame draw:z-index="46" draw:name="https://upload.wikimedia.org/wikipedia/commons/thumb/f/f6/Flag_of_Utah.svg/23px-Flag_of_Utah.svg.png" draw:style-name="gr1" draw:text-style-name="P1" svg:width="0.608cm" svg:height="0.369cm" svg:x="0cm" svg:y="22.578cm">
            <draw:image xlink:href="https://upload.wikimedia.org/wikipedia/commons/thumb/f/f6/Flag_of_Utah.svg/23px-Flag_of_Utah.svg.png" xlink:type="simple" xlink:show="embed" xlink:actuate="onLoad" draw:mime-type="image/png">
              <text:p/>
            </draw:image>
          </draw:frame>
          <draw:frame draw:z-index="47" draw:style-name="gr1" draw:text-style-name="P1" svg:width="0.608cm" svg:height="0.369cm" svg:x="0cm" svg:y="23.029cm">
            <draw:image xlink:href="https://upload.wikimedia.org/wikipedia/commons/thumb/4/49/Flag_of_Vermont.svg/23px-Flag_of_Vermont.svg.png" xlink:type="simple" xlink:show="embed" xlink:actuate="onLoad" draw:mime-type="image/png">
              <text:p/>
            </draw:image>
          </draw:frame>
          <draw:frame draw:z-index="48" draw:style-name="gr1" draw:text-style-name="P1" svg:width="0.608cm" svg:height="0.396cm" svg:x="0cm" svg:y="23.481cm">
            <draw:image xlink:href="https://upload.wikimedia.org/wikipedia/commons/thumb/4/47/Flag_of_Virginia.svg/23px-Flag_of_Virginia.svg.png" xlink:type="simple" xlink:show="embed" xlink:actuate="onLoad" draw:mime-type="image/png">
              <text:p/>
            </draw:image>
          </draw:frame>
          <draw:frame draw:z-index="49" draw:style-name="gr1" draw:text-style-name="P1" svg:width="0.608cm" svg:height="0.369cm" svg:x="0cm" svg:y="23.932cm">
            <draw:image xlink:href="https://upload.wikimedia.org/wikipedia/commons/thumb/5/54/Flag_of_Washington.svg/23px-Flag_of_Washington.svg.png" xlink:type="simple" xlink:show="embed" xlink:actuate="onLoad" draw:mime-type="image/png">
              <text:p/>
            </draw:image>
          </draw:frame>
          <draw:frame draw:z-index="50" draw:style-name="gr1" draw:text-style-name="P1" svg:width="0.608cm" svg:height="0.317cm" svg:x="0cm" svg:y="24.384cm">
            <draw:image xlink:href="https://upload.wikimedia.org/wikipedia/commons/thumb/2/22/Flag_of_West_Virginia.svg/23px-Flag_of_West_Virginia.svg.png" xlink:type="simple" xlink:show="embed" xlink:actuate="onLoad" draw:mime-type="image/png">
              <text:p/>
            </draw:image>
          </draw:frame>
          <draw:frame draw:z-index="51" draw:style-name="gr1" draw:text-style-name="P1" svg:width="0.608cm" svg:height="0.396cm" svg:x="0cm" svg:y="24.836cm">
            <draw:image xlink:href="https://upload.wikimedia.org/wikipedia/commons/thumb/2/22/Flag_of_Wisconsin.svg/23px-Flag_of_Wisconsin.svg.png" xlink:type="simple" xlink:show="embed" xlink:actuate="onLoad" draw:mime-type="image/png">
              <text:p/>
            </draw:image>
          </draw:frame>
          <draw:frame draw:z-index="52" draw:style-name="gr1" draw:text-style-name="P1" svg:width="0.581cm" svg:height="0.396cm" svg:x="0cm" svg:y="25.287cm">
            <draw:image xlink:href="https://upload.wikimedia.org/wikipedia/commons/thumb/b/bc/Flag_of_Wyoming.svg/22px-Flag_of_Wyoming.svg.png" xlink:type="simple" xlink:show="embed" xlink:actuate="onLoad" draw:mime-type="image/png">
              <text:p/>
            </draw:image>
          </draw:frame>
          <draw:frame draw:z-index="53" draw:name="https://upload.wikimedia.org/wikipedia/commons/thumb/9/93/Democratic_Disc.svg/15px-Democratic_Disc.svg.png" draw:style-name="gr1" draw:text-style-name="P1" svg:width="0.396cm" svg:height="0.396cm" svg:x="0cm" svg:y="1.355cm">
            <draw:image xlink:href="https://upload.wikimedia.org/wikipedia/commons/thumb/9/93/Democratic_Disc.svg/15px-Democratic_Disc.svg.png" xlink:type="simple" xlink:show="embed" xlink:actuate="onLoad" draw:mime-type="image/png">
              <text:p/>
            </draw:image>
          </draw:frame>
          <draw:frame draw:z-index="54" draw:name="https://upload.wikimedia.org/wikipedia/commons/thumb/9/93/Republican_Disc.svg/15px-Republican_Disc.svg.png" draw:style-name="gr1" draw:text-style-name="P1" svg:width="0.396cm" svg:height="0.396cm" svg:x="0cm" svg:y="1.806cm">
            <draw:image xlink:href="https://upload.wikimedia.org/wikipedia/commons/thumb/9/93/Republican_Disc.svg/15px-Republican_Disc.svg.png" xlink:type="simple" xlink:show="embed" xlink:actuate="onLoad" draw:mime-type="image/png">
              <text:p/>
            </draw:image>
          </draw:frame>
          <draw:frame draw:z-index="55" draw:name="https://upload.wikimedia.org/wikipedia/en/thumb/a/a4/Flag_of_the_United_States.svg/23px-Flag_of_the_United_States.svg.png" draw:style-name="gr1" draw:text-style-name="P1" svg:width="0.608cm" svg:height="0.317cm" svg:x="0cm" svg:y="2.258cm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56" draw:name="https://upload.wikimedia.org/wikipedia/commons/thumb/5/5c/Flag_of_Alabama.svg/23px-Flag_of_Alabama.svg.png" draw:style-name="gr1" draw:text-style-name="P1" svg:width="0.608cm" svg:height="0.396cm" svg:x="0cm" svg:y="2.709cm">
            <draw:image xlink:href="https://upload.wikimedia.org/wikipedia/commons/thumb/5/5c/Flag_of_Alabama.svg/23px-Flag_of_Alabama.svg.png" xlink:type="simple" xlink:show="embed" xlink:actuate="onLoad" draw:mime-type="image/png">
              <text:p/>
            </draw:image>
          </draw:frame>
          <draw:frame draw:z-index="57" draw:name="https://upload.wikimedia.org/wikipedia/commons/thumb/e/e6/Flag_of_Alaska.svg/21px-Flag_of_Alaska.svg.png" draw:style-name="gr1" draw:text-style-name="P1" svg:width="0.555cm" svg:height="0.396cm" svg:x="0cm" svg:y="3.161cm">
            <draw:image xlink:href="https://upload.wikimedia.org/wikipedia/commons/thumb/e/e6/Flag_of_Alaska.svg/21px-Flag_of_Alaska.svg.png" xlink:type="simple" xlink:show="embed" xlink:actuate="onLoad" draw:mime-type="image/png">
              <text:p/>
            </draw:image>
          </draw:frame>
          <draw:frame draw:z-index="58" draw:name="https://upload.wikimedia.org/wikipedia/commons/thumb/9/9d/Flag_of_Arizona.svg/23px-Flag_of_Arizona.svg.png" draw:style-name="gr1" draw:text-style-name="P1" svg:width="0.608cm" svg:height="0.396cm" svg:x="0cm" svg:y="3.612cm">
            <draw:image xlink:href="https://upload.wikimedia.org/wikipedia/commons/thumb/9/9d/Flag_of_Arizona.svg/23px-Flag_of_Arizona.svg.png" xlink:type="simple" xlink:show="embed" xlink:actuate="onLoad" draw:mime-type="image/png">
              <text:p/>
            </draw:image>
          </draw:frame>
          <draw:frame draw:z-index="59" draw:name="https://upload.wikimedia.org/wikipedia/commons/thumb/9/9d/Flag_of_Arkansas.svg/23px-Flag_of_Arkansas.svg.png" draw:style-name="gr1" draw:text-style-name="P1" svg:width="0.608cm" svg:height="0.396cm" svg:x="0cm" svg:y="4.064cm">
            <draw:image xlink:href="https://upload.wikimedia.org/wikipedia/commons/thumb/9/9d/Flag_of_Arkansas.svg/23px-Flag_of_Arkansas.svg.png" xlink:type="simple" xlink:show="embed" xlink:actuate="onLoad" draw:mime-type="image/png">
              <text:p/>
            </draw:image>
          </draw:frame>
          <draw:frame draw:z-index="60" draw:name="https://upload.wikimedia.org/wikipedia/commons/thumb/0/01/Flag_of_California.svg/23px-Flag_of_California.svg.png" draw:style-name="gr1" draw:text-style-name="P1" svg:width="0.608cm" svg:height="0.396cm" svg:x="0cm" svg:y="4.516cm">
            <draw:image xlink:href="https://upload.wikimedia.org/wikipedia/commons/thumb/0/01/Flag_of_California.svg/23px-Flag_of_California.svg.png" xlink:type="simple" xlink:show="embed" xlink:actuate="onLoad" draw:mime-type="image/png">
              <text:p/>
            </draw:image>
          </draw:frame>
          <draw:frame draw:z-index="61" draw:name="https://upload.wikimedia.org/wikipedia/commons/thumb/4/46/Flag_of_Colorado.svg/23px-Flag_of_Colorado.svg.png" draw:style-name="gr1" draw:text-style-name="P1" svg:width="0.608cm" svg:height="0.396cm" svg:x="0cm" svg:y="4.967cm">
            <draw:image xlink:href="https://upload.wikimedia.org/wikipedia/commons/thumb/4/46/Flag_of_Colorado.svg/23px-Flag_of_Colorado.svg.png" xlink:type="simple" xlink:show="embed" xlink:actuate="onLoad" draw:mime-type="image/png">
              <text:p/>
            </draw:image>
          </draw:frame>
          <draw:frame draw:z-index="62" draw:name="https://upload.wikimedia.org/wikipedia/commons/thumb/9/96/Flag_of_Connecticut.svg/19px-Flag_of_Connecticut.svg.png" draw:style-name="gr1" draw:text-style-name="P1" svg:width="0.502cm" svg:height="0.396cm" svg:x="0cm" svg:y="5.419cm">
            <draw:image xlink:href="https://upload.wikimedia.org/wikipedia/commons/thumb/9/96/Flag_of_Connecticut.svg/19px-Flag_of_Connecticut.svg.png" xlink:type="simple" xlink:show="embed" xlink:actuate="onLoad" draw:mime-type="image/png">
              <text:p/>
            </draw:image>
          </draw:frame>
          <draw:frame draw:z-index="63" draw:name="https://upload.wikimedia.org/wikipedia/commons/thumb/c/c6/Flag_of_Delaware.svg/23px-Flag_of_Delaware.svg.png" draw:style-name="gr1" draw:text-style-name="P1" svg:width="0.608cm" svg:height="0.396cm" svg:x="0cm" svg:y="5.87cm">
            <draw:image xlink:href="https://upload.wikimedia.org/wikipedia/commons/thumb/c/c6/Flag_of_Delaware.svg/23px-Flag_of_Delaware.svg.png" xlink:type="simple" xlink:show="embed" xlink:actuate="onLoad" draw:mime-type="image/png">
              <text:p/>
            </draw:image>
          </draw:frame>
          <draw:frame draw:z-index="64" draw:name="https://upload.wikimedia.org/wikipedia/commons/thumb/0/03/Flag_of_Washington%2C_D.C.svg/23px-Flag_of_Washington%2C_D.C.svg.png" draw:style-name="gr1" draw:text-style-name="P1" svg:width="0.608cm" svg:height="0.317cm" svg:x="0cm" svg:y="6.322cm">
            <draw:image xlink:href="https://upload.wikimedia.org/wikipedia/commons/thumb/0/03/Flag_of_Washington%2C_D.C.svg/23px-Flag_of_Washington%2C_D.C.svg.png" xlink:type="simple" xlink:show="embed" xlink:actuate="onLoad" draw:mime-type="image/png">
              <text:p/>
            </draw:image>
          </draw:frame>
          <draw:frame draw:z-index="65" draw:name="https://upload.wikimedia.org/wikipedia/commons/thumb/f/f7/Flag_of_Florida.svg/23px-Flag_of_Florida.svg.png" draw:style-name="gr1" draw:text-style-name="P1" svg:width="0.608cm" svg:height="0.396cm" svg:x="0cm" svg:y="6.773cm">
            <draw:image xlink:href="https://upload.wikimedia.org/wikipedia/commons/thumb/f/f7/Flag_of_Florida.svg/23px-Flag_of_Florida.svg.png" xlink:type="simple" xlink:show="embed" xlink:actuate="onLoad" draw:mime-type="image/png">
              <text:p/>
            </draw:image>
          </draw:frame>
          <draw:frame draw:z-index="66" draw:name="https://upload.wikimedia.org/wikipedia/commons/thumb/0/08/Flag_of_the_State_of_Georgia.svg/23px-Flag_of_the_State_of_Georgia.svg.png" draw:style-name="gr1" draw:text-style-name="P1" svg:width="0.608cm" svg:height="0.369cm" svg:x="0cm" svg:y="7.225cm">
            <draw:image xlink:href="https://upload.wikimedia.org/wikipedia/commons/thumb/0/08/Flag_of_the_State_of_Georgia.svg/23px-Flag_of_the_State_of_Georgia.svg.png" xlink:type="simple" xlink:show="embed" xlink:actuate="onLoad" draw:mime-type="image/png">
              <text:p/>
            </draw:image>
          </draw:frame>
          <draw:frame draw:z-index="67" draw:name="https://upload.wikimedia.org/wikipedia/commons/thumb/e/ef/Flag_of_Hawaii.svg/23px-Flag_of_Hawaii.svg.png" draw:style-name="gr1" draw:text-style-name="P1" svg:width="0.608cm" svg:height="0.317cm" svg:x="0cm" svg:y="7.676cm">
            <draw:image xlink:href="https://upload.wikimedia.org/wikipedia/commons/thumb/e/ef/Flag_of_Hawaii.svg/23px-Flag_of_Hawaii.svg.png" xlink:type="simple" xlink:show="embed" xlink:actuate="onLoad" draw:mime-type="image/png">
              <text:p/>
            </draw:image>
          </draw:frame>
          <draw:frame draw:z-index="68" draw:name="https://upload.wikimedia.org/wikipedia/commons/thumb/a/a4/Flag_of_Idaho.svg/19px-Flag_of_Idaho.svg.png" draw:style-name="gr1" draw:text-style-name="P1" svg:width="0.502cm" svg:height="0.396cm" svg:x="0cm" svg:y="8.128cm">
            <draw:image xlink:href="https://upload.wikimedia.org/wikipedia/commons/thumb/a/a4/Flag_of_Idaho.svg/19px-Flag_of_Idaho.svg.png" xlink:type="simple" xlink:show="embed" xlink:actuate="onLoad" draw:mime-type="image/png">
              <text:p/>
            </draw:image>
          </draw:frame>
          <draw:frame draw:z-index="69" draw:name="https://upload.wikimedia.org/wikipedia/commons/thumb/0/01/Flag_of_Illinois.svg/23px-Flag_of_Illinois.svg.png" draw:style-name="gr1" draw:text-style-name="P1" svg:width="0.608cm" svg:height="0.369cm" svg:x="0cm" svg:y="8.58cm">
            <draw:image xlink:href="https://upload.wikimedia.org/wikipedia/commons/thumb/0/01/Flag_of_Illinois.svg/23px-Flag_of_Illinois.svg.png" xlink:type="simple" xlink:show="embed" xlink:actuate="onLoad" draw:mime-type="image/png">
              <text:p/>
            </draw:image>
          </draw:frame>
          <draw:frame draw:z-index="70" draw:name="https://upload.wikimedia.org/wikipedia/commons/thumb/a/ac/Flag_of_Indiana.svg/23px-Flag_of_Indiana.svg.png" draw:style-name="gr1" draw:text-style-name="P1" svg:width="0.608cm" svg:height="0.396cm" svg:x="0cm" svg:y="9.031cm">
            <draw:image xlink:href="https://upload.wikimedia.org/wikipedia/commons/thumb/a/ac/Flag_of_Indiana.svg/23px-Flag_of_Indiana.svg.png" xlink:type="simple" xlink:show="embed" xlink:actuate="onLoad" draw:mime-type="image/png">
              <text:p/>
            </draw:image>
          </draw:frame>
          <draw:frame draw:z-index="71" draw:name="https://upload.wikimedia.org/wikipedia/commons/thumb/a/aa/Flag_of_Iowa.svg/23px-Flag_of_Iowa.svg.png" draw:style-name="gr1" draw:text-style-name="P1" svg:width="0.608cm" svg:height="0.396cm" svg:x="0cm" svg:y="9.483cm">
            <draw:image xlink:href="https://upload.wikimedia.org/wikipedia/commons/thumb/a/aa/Flag_of_Iowa.svg/23px-Flag_of_Iowa.svg.png" xlink:type="simple" xlink:show="embed" xlink:actuate="onLoad" draw:mime-type="image/png">
              <text:p/>
            </draw:image>
          </draw:frame>
          <draw:frame draw:z-index="72" draw:name="https://upload.wikimedia.org/wikipedia/commons/thumb/d/da/Flag_of_Kansas.svg/23px-Flag_of_Kansas.svg.png" draw:style-name="gr1" draw:text-style-name="P1" svg:width="0.608cm" svg:height="0.369cm" svg:x="0cm" svg:y="9.934cm">
            <draw:image xlink:href="https://upload.wikimedia.org/wikipedia/commons/thumb/d/da/Flag_of_Kansas.svg/23px-Flag_of_Kansas.svg.png" xlink:type="simple" xlink:show="embed" xlink:actuate="onLoad" draw:mime-type="image/png">
              <text:p/>
            </draw:image>
          </draw:frame>
          <draw:frame draw:z-index="73" draw:name="https://upload.wikimedia.org/wikipedia/commons/thumb/8/8d/Flag_of_Kentucky.svg/23px-Flag_of_Kentucky.svg.png" draw:style-name="gr1" draw:text-style-name="P1" svg:width="0.608cm" svg:height="0.317cm" svg:x="0cm" svg:y="10.386cm">
            <draw:image xlink:href="https://upload.wikimedia.org/wikipedia/commons/thumb/8/8d/Flag_of_Kentucky.svg/23px-Flag_of_Kentucky.svg.png" xlink:type="simple" xlink:show="embed" xlink:actuate="onLoad" draw:mime-type="image/png">
              <text:p/>
            </draw:image>
          </draw:frame>
          <draw:frame draw:z-index="74" draw:name="https://upload.wikimedia.org/wikipedia/commons/thumb/e/e0/Flag_of_Louisiana.svg/23px-Flag_of_Louisiana.svg.png" draw:style-name="gr1" draw:text-style-name="P1" svg:width="0.608cm" svg:height="0.396cm" svg:x="0cm" svg:y="10.837cm">
            <draw:image xlink:href="https://upload.wikimedia.org/wikipedia/commons/thumb/e/e0/Flag_of_Louisiana.svg/23px-Flag_of_Louisiana.svg.png" xlink:type="simple" xlink:show="embed" xlink:actuate="onLoad" draw:mime-type="image/png">
              <text:p/>
            </draw:image>
          </draw:frame>
          <draw:frame draw:z-index="75" draw:name="https://upload.wikimedia.org/wikipedia/commons/thumb/3/35/Flag_of_Maine.svg/19px-Flag_of_Maine.svg.png" draw:style-name="gr1" draw:text-style-name="P1" svg:width="0.502cm" svg:height="0.396cm" svg:x="0cm" svg:y="11.289cm">
            <draw:image xlink:href="https://upload.wikimedia.org/wikipedia/commons/thumb/3/35/Flag_of_Maine.svg/19px-Flag_of_Maine.svg.png" xlink:type="simple" xlink:show="embed" xlink:actuate="onLoad" draw:mime-type="image/png">
              <text:p/>
            </draw:image>
          </draw:frame>
          <draw:frame draw:z-index="76" draw:name="https://upload.wikimedia.org/wikipedia/commons/thumb/a/a0/Flag_of_Maryland.svg/23px-Flag_of_Maryland.svg.png" draw:style-name="gr1" draw:text-style-name="P1" svg:width="0.608cm" svg:height="0.396cm" svg:x="0cm" svg:y="12.644cm">
            <draw:image xlink:href="https://upload.wikimedia.org/wikipedia/commons/thumb/a/a0/Flag_of_Maryland.svg/23px-Flag_of_Maryland.svg.png" xlink:type="simple" xlink:show="embed" xlink:actuate="onLoad" draw:mime-type="image/png">
              <text:p/>
            </draw:image>
          </draw:frame>
          <draw:frame draw:z-index="77" draw:name="https://upload.wikimedia.org/wikipedia/commons/thumb/f/f2/Flag_of_Massachusetts.svg/23px-Flag_of_Massachusetts.svg.png" draw:style-name="gr1" draw:text-style-name="P1" svg:width="0.608cm" svg:height="0.369cm" svg:x="0cm" svg:y="13.095cm">
            <draw:image xlink:href="https://upload.wikimedia.org/wikipedia/commons/thumb/f/f2/Flag_of_Massachusetts.svg/23px-Flag_of_Massachusetts.svg.png" xlink:type="simple" xlink:show="embed" xlink:actuate="onLoad" draw:mime-type="image/png">
              <text:p/>
            </draw:image>
          </draw:frame>
          <draw:frame draw:z-index="78" draw:name="https://upload.wikimedia.org/wikipedia/commons/thumb/b/b5/Flag_of_Michigan.svg/23px-Flag_of_Michigan.svg.png" draw:style-name="gr1" draw:text-style-name="P1" svg:width="0.608cm" svg:height="0.396cm" svg:x="0cm" svg:y="13.547cm">
            <draw:image xlink:href="https://upload.wikimedia.org/wikipedia/commons/thumb/b/b5/Flag_of_Michigan.svg/23px-Flag_of_Michigan.svg.png" xlink:type="simple" xlink:show="embed" xlink:actuate="onLoad" draw:mime-type="image/png">
              <text:p/>
            </draw:image>
          </draw:frame>
          <draw:frame draw:z-index="79" draw:name="https://upload.wikimedia.org/wikipedia/commons/thumb/b/b9/Flag_of_Minnesota.svg/23px-Flag_of_Minnesota.svg.png" draw:style-name="gr1" draw:text-style-name="P1" svg:width="0.608cm" svg:height="0.369cm" svg:x="0cm" svg:y="13.998cm">
            <draw:image xlink:href="https://upload.wikimedia.org/wikipedia/commons/thumb/b/b9/Flag_of_Minnesota.svg/23px-Flag_of_Minnesota.svg.png" xlink:type="simple" xlink:show="embed" xlink:actuate="onLoad" draw:mime-type="image/png">
              <text:p/>
            </draw:image>
          </draw:frame>
          <draw:frame draw:z-index="80" draw:name="https://upload.wikimedia.org/wikipedia/commons/thumb/4/42/Flag_of_Mississippi.svg/23px-Flag_of_Mississippi.svg.png" draw:style-name="gr1" draw:text-style-name="P1" svg:width="0.608cm" svg:height="0.369cm" svg:x="0cm" svg:y="14.45cm">
            <draw:image xlink:href="https://upload.wikimedia.org/wikipedia/commons/thumb/4/42/Flag_of_Mississippi.svg/23px-Flag_of_Mississippi.svg.png" xlink:type="simple" xlink:show="embed" xlink:actuate="onLoad" draw:mime-type="image/png">
              <text:p/>
            </draw:image>
          </draw:frame>
          <draw:frame draw:z-index="81" draw:name="https://upload.wikimedia.org/wikipedia/commons/thumb/5/5a/Flag_of_Missouri.svg/23px-Flag_of_Missouri.svg.png" draw:style-name="gr1" draw:text-style-name="P1" svg:width="0.608cm" svg:height="0.343cm" svg:x="0cm" svg:y="14.901cm">
            <draw:image xlink:href="https://upload.wikimedia.org/wikipedia/commons/thumb/5/5a/Flag_of_Missouri.svg/23px-Flag_of_Missouri.svg.png" xlink:type="simple" xlink:show="embed" xlink:actuate="onLoad" draw:mime-type="image/png">
              <text:p/>
            </draw:image>
          </draw:frame>
          <draw:frame draw:z-index="82" draw:name="https://upload.wikimedia.org/wikipedia/commons/thumb/c/cb/Flag_of_Montana.svg/23px-Flag_of_Montana.svg.png" draw:style-name="gr1" draw:text-style-name="P1" svg:width="0.608cm" svg:height="0.396cm" svg:x="0cm" svg:y="15.353cm">
            <draw:image xlink:href="https://upload.wikimedia.org/wikipedia/commons/thumb/c/cb/Flag_of_Montana.svg/23px-Flag_of_Montana.svg.png" xlink:type="simple" xlink:show="embed" xlink:actuate="onLoad" draw:mime-type="image/png">
              <text:p/>
            </draw:image>
          </draw:frame>
          <draw:frame draw:z-index="83" draw:name="https://upload.wikimedia.org/wikipedia/commons/thumb/4/4d/Flag_of_Nebraska.svg/23px-Flag_of_Nebraska.svg.png" draw:style-name="gr1" draw:text-style-name="P1" svg:width="0.608cm" svg:height="0.369cm" svg:x="0cm" svg:y="15.804cm">
            <draw:image xlink:href="https://upload.wikimedia.org/wikipedia/commons/thumb/4/4d/Flag_of_Nebraska.svg/23px-Flag_of_Nebraska.svg.png" xlink:type="simple" xlink:show="embed" xlink:actuate="onLoad" draw:mime-type="image/png">
              <text:p/>
            </draw:image>
          </draw:frame>
          <draw:frame draw:z-index="84" draw:name="https://upload.wikimedia.org/wikipedia/commons/thumb/f/f1/Flag_of_Nevada.svg/23px-Flag_of_Nevada.svg.png" draw:style-name="gr1" draw:text-style-name="P1" svg:width="0.608cm" svg:height="0.396cm" svg:x="0cm" svg:y="16.708cm">
            <draw:image xlink:href="https://upload.wikimedia.org/wikipedia/commons/thumb/f/f1/Flag_of_Nevada.svg/23px-Flag_of_Nevada.svg.png" xlink:type="simple" xlink:show="embed" xlink:actuate="onLoad" draw:mime-type="image/png">
              <text:p/>
            </draw:image>
          </draw:frame>
          <draw:frame draw:z-index="85" draw:name="https://upload.wikimedia.org/wikipedia/commons/thumb/2/28/Flag_of_New_Hampshire.svg/23px-Flag_of_New_Hampshire.svg.png" draw:style-name="gr1" draw:text-style-name="P1" svg:width="0.608cm" svg:height="0.396cm" svg:x="0cm" svg:y="17.159cm">
            <draw:image xlink:href="https://upload.wikimedia.org/wikipedia/commons/thumb/2/28/Flag_of_New_Hampshire.svg/23px-Flag_of_New_Hampshire.svg.png" xlink:type="simple" xlink:show="embed" xlink:actuate="onLoad" draw:mime-type="image/png">
              <text:p/>
            </draw:image>
          </draw:frame>
          <draw:frame draw:z-index="86" draw:name="https://upload.wikimedia.org/wikipedia/commons/thumb/9/92/Flag_of_New_Jersey.svg/23px-Flag_of_New_Jersey.svg.png" draw:style-name="gr1" draw:text-style-name="P1" svg:width="0.608cm" svg:height="0.369cm" svg:x="0cm" svg:y="17.611cm">
            <draw:image xlink:href="https://upload.wikimedia.org/wikipedia/commons/thumb/9/92/Flag_of_New_Jersey.svg/23px-Flag_of_New_Jersey.svg.png" xlink:type="simple" xlink:show="embed" xlink:actuate="onLoad" draw:mime-type="image/png">
              <text:p/>
            </draw:image>
          </draw:frame>
          <draw:frame draw:z-index="87" draw:name="https://upload.wikimedia.org/wikipedia/commons/thumb/c/c3/Flag_of_New_Mexico.svg/23px-Flag_of_New_Mexico.svg.png" draw:style-name="gr1" draw:text-style-name="P1" svg:width="0.608cm" svg:height="0.396cm" svg:x="0cm" svg:y="18.062cm">
            <draw:image xlink:href="https://upload.wikimedia.org/wikipedia/commons/thumb/c/c3/Flag_of_New_Mexico.svg/23px-Flag_of_New_Mexico.svg.png" xlink:type="simple" xlink:show="embed" xlink:actuate="onLoad" draw:mime-type="image/png">
              <text:p/>
            </draw:image>
          </draw:frame>
          <draw:frame draw:z-index="88" draw:name="https://upload.wikimedia.org/wikipedia/commons/thumb/1/1a/Flag_of_New_York.svg/23px-Flag_of_New_York.svg.png" draw:style-name="gr1" draw:text-style-name="P1" svg:width="0.608cm" svg:height="0.317cm" svg:x="0cm" svg:y="18.514cm">
            <draw:image xlink:href="https://upload.wikimedia.org/wikipedia/commons/thumb/1/1a/Flag_of_New_York.svg/23px-Flag_of_New_York.svg.png" xlink:type="simple" xlink:show="embed" xlink:actuate="onLoad" draw:mime-type="image/png">
              <text:p/>
            </draw:image>
          </draw:frame>
          <draw:frame draw:z-index="89" draw:name="https://upload.wikimedia.org/wikipedia/commons/thumb/b/bb/Flag_of_North_Carolina.svg/23px-Flag_of_North_Carolina.svg.png" draw:style-name="gr1" draw:text-style-name="P1" svg:width="0.608cm" svg:height="0.396cm" svg:x="0cm" svg:y="18.965cm">
            <draw:image xlink:href="https://upload.wikimedia.org/wikipedia/commons/thumb/b/bb/Flag_of_North_Carolina.svg/23px-Flag_of_North_Carolina.svg.png" xlink:type="simple" xlink:show="embed" xlink:actuate="onLoad" draw:mime-type="image/png">
              <text:p/>
            </draw:image>
          </draw:frame>
          <draw:frame draw:z-index="90" draw:name="https://upload.wikimedia.org/wikipedia/commons/thumb/e/ee/Flag_of_North_Dakota.svg/20px-Flag_of_North_Dakota.svg.png" draw:style-name="gr1" draw:text-style-name="P1" svg:width="0.528cm" svg:height="0.422cm" svg:x="0cm" svg:y="19.417cm">
            <draw:image xlink:href="https://upload.wikimedia.org/wikipedia/commons/thumb/e/ee/Flag_of_North_Dakota.svg/20px-Flag_of_North_Dakota.svg.png" xlink:type="simple" xlink:show="embed" xlink:actuate="onLoad" draw:mime-type="image/png">
              <text:p/>
            </draw:image>
          </draw:frame>
          <draw:frame draw:z-index="91" draw:name="https://upload.wikimedia.org/wikipedia/commons/thumb/4/4c/Flag_of_Ohio.svg/25px-Flag_of_Ohio.svg.png" draw:style-name="gr1" draw:text-style-name="P1" svg:width="0.66cm" svg:height="0.396cm" svg:x="0cm" svg:y="19.868cm">
            <draw:image xlink:href="https://upload.wikimedia.org/wikipedia/commons/thumb/4/4c/Flag_of_Ohio.svg/25px-Flag_of_Ohio.svg.png" xlink:type="simple" xlink:show="embed" xlink:actuate="onLoad" draw:mime-type="image/png">
              <text:p/>
            </draw:image>
          </draw:frame>
          <draw:frame draw:z-index="92" draw:name="https://upload.wikimedia.org/wikipedia/commons/thumb/6/6e/Flag_of_Oklahoma.svg/23px-Flag_of_Oklahoma.svg.png" draw:style-name="gr1" draw:text-style-name="P1" svg:width="0.608cm" svg:height="0.396cm" svg:x="0cm" svg:y="20.32cm">
            <draw:image xlink:href="https://upload.wikimedia.org/wikipedia/commons/thumb/6/6e/Flag_of_Oklahoma.svg/23px-Flag_of_Oklahoma.svg.png" xlink:type="simple" xlink:show="embed" xlink:actuate="onLoad" draw:mime-type="image/png">
              <text:p/>
            </draw:image>
          </draw:frame>
          <draw:frame draw:z-index="93" draw:name="https://upload.wikimedia.org/wikipedia/commons/thumb/b/b9/Flag_of_Oregon.svg/23px-Flag_of_Oregon.svg.png" draw:style-name="gr1" draw:text-style-name="P1" svg:width="0.608cm" svg:height="0.396cm" svg:x="0cm" svg:y="20.772cm">
            <draw:image xlink:href="https://upload.wikimedia.org/wikipedia/commons/thumb/b/b9/Flag_of_Oregon.svg/23px-Flag_of_Oregon.svg.png" xlink:type="simple" xlink:show="embed" xlink:actuate="onLoad" draw:mime-type="image/png">
              <text:p/>
            </draw:image>
          </draw:frame>
          <draw:frame draw:z-index="94" draw:name="https://upload.wikimedia.org/wikipedia/commons/thumb/f/f7/Flag_of_Pennsylvania.svg/21px-Flag_of_Pennsylvania.svg.png" draw:style-name="gr1" draw:text-style-name="P1" svg:width="0.555cm" svg:height="0.396cm" svg:x="0cm" svg:y="21.223cm">
            <draw:image xlink:href="https://upload.wikimedia.org/wikipedia/commons/thumb/f/f7/Flag_of_Pennsylvania.svg/21px-Flag_of_Pennsylvania.svg.png" xlink:type="simple" xlink:show="embed" xlink:actuate="onLoad" draw:mime-type="image/png">
              <text:p/>
            </draw:image>
          </draw:frame>
          <draw:frame draw:z-index="95" draw:name="https://upload.wikimedia.org/wikipedia/commons/thumb/f/f3/Flag_of_Rhode_Island.svg/19px-Flag_of_Rhode_Island.svg.png" draw:style-name="gr1" draw:text-style-name="P1" svg:width="0.502cm" svg:height="0.449cm" svg:x="0cm" svg:y="21.675cm">
            <draw:image xlink:href="https://upload.wikimedia.org/wikipedia/commons/thumb/f/f3/Flag_of_Rhode_Island.svg/19px-Flag_of_Rhode_Island.svg.png" xlink:type="simple" xlink:show="embed" xlink:actuate="onLoad" draw:mime-type="image/png">
              <text:p/>
            </draw:image>
          </draw:frame>
          <draw:frame draw:z-index="96" draw:name="https://upload.wikimedia.org/wikipedia/commons/thumb/6/69/Flag_of_South_Carolina.svg/23px-Flag_of_South_Carolina.svg.png" draw:style-name="gr1" draw:text-style-name="P1" svg:width="0.608cm" svg:height="0.396cm" svg:x="0cm" svg:y="22.126cm">
            <draw:image xlink:href="https://upload.wikimedia.org/wikipedia/commons/thumb/6/69/Flag_of_South_Carolina.svg/23px-Flag_of_South_Carolina.svg.png" xlink:type="simple" xlink:show="embed" xlink:actuate="onLoad" draw:mime-type="image/png">
              <text:p/>
            </draw:image>
          </draw:frame>
          <draw:frame draw:z-index="97" draw:name="https://upload.wikimedia.org/wikipedia/commons/thumb/1/1a/Flag_of_South_Dakota.svg/23px-Flag_of_South_Dakota.svg.png" draw:style-name="gr1" draw:text-style-name="P1" svg:width="0.608cm" svg:height="0.369cm" svg:x="0cm" svg:y="22.578cm">
            <draw:image xlink:href="https://upload.wikimedia.org/wikipedia/commons/thumb/1/1a/Flag_of_South_Dakota.svg/23px-Flag_of_South_Dakota.svg.png" xlink:type="simple" xlink:show="embed" xlink:actuate="onLoad" draw:mime-type="image/png">
              <text:p/>
            </draw:image>
          </draw:frame>
          <draw:frame draw:z-index="98" draw:name="https://upload.wikimedia.org/wikipedia/commons/thumb/9/9e/Flag_of_Tennessee.svg/23px-Flag_of_Tennessee.svg.png" draw:style-name="gr1" draw:text-style-name="P1" svg:width="0.608cm" svg:height="0.369cm" svg:x="0cm" svg:y="23.029cm">
            <draw:image xlink:href="https://upload.wikimedia.org/wikipedia/commons/thumb/9/9e/Flag_of_Tennessee.svg/23px-Flag_of_Tennessee.svg.png" xlink:type="simple" xlink:show="embed" xlink:actuate="onLoad" draw:mime-type="image/png">
              <text:p/>
            </draw:image>
          </draw:frame>
          <draw:frame draw:z-index="99" draw:name="https://upload.wikimedia.org/wikipedia/commons/thumb/f/f7/Flag_of_Texas.svg/23px-Flag_of_Texas.svg.png" draw:style-name="gr1" draw:text-style-name="P1" svg:width="0.608cm" svg:height="0.396cm" svg:x="0cm" svg:y="23.481cm">
            <draw:image xlink:href="https://upload.wikimedia.org/wikipedia/commons/thumb/f/f7/Flag_of_Texas.svg/23px-Flag_of_Texas.svg.png" xlink:type="simple" xlink:show="embed" xlink:actuate="onLoad" draw:mime-type="image/png">
              <text:p/>
            </draw:image>
          </draw:frame>
          <draw:frame draw:z-index="100" draw:name="https://upload.wikimedia.org/wikipedia/commons/thumb/f/f6/Flag_of_Utah.svg/23px-Flag_of_Utah.svg.png" draw:style-name="gr1" draw:text-style-name="P1" svg:width="0.608cm" svg:height="0.369cm" svg:x="0cm" svg:y="23.932cm">
            <draw:image xlink:href="https://upload.wikimedia.org/wikipedia/commons/thumb/f/f6/Flag_of_Utah.svg/23px-Flag_of_Utah.svg.png" xlink:type="simple" xlink:show="embed" xlink:actuate="onLoad" draw:mime-type="image/png">
              <text:p/>
            </draw:image>
          </draw:frame>
          <draw:frame draw:z-index="101" draw:name="https://upload.wikimedia.org/wikipedia/commons/thumb/4/49/Flag_of_Vermont.svg/23px-Flag_of_Vermont.svg.png" draw:style-name="gr1" draw:text-style-name="P1" svg:width="0.608cm" svg:height="0.369cm" svg:x="0cm" svg:y="24.384cm">
            <draw:image xlink:href="https://upload.wikimedia.org/wikipedia/commons/thumb/4/49/Flag_of_Vermont.svg/23px-Flag_of_Vermont.svg.png" xlink:type="simple" xlink:show="embed" xlink:actuate="onLoad" draw:mime-type="image/png">
              <text:p/>
            </draw:image>
          </draw:frame>
          <draw:frame draw:z-index="102" draw:name="https://upload.wikimedia.org/wikipedia/commons/thumb/4/47/Flag_of_Virginia.svg/23px-Flag_of_Virginia.svg.png" draw:style-name="gr1" draw:text-style-name="P1" svg:width="0.608cm" svg:height="0.396cm" svg:x="0cm" svg:y="24.836cm">
            <draw:image xlink:href="https://upload.wikimedia.org/wikipedia/commons/thumb/4/47/Flag_of_Virginia.svg/23px-Flag_of_Virginia.svg.png" xlink:type="simple" xlink:show="embed" xlink:actuate="onLoad" draw:mime-type="image/png">
              <text:p/>
            </draw:image>
          </draw:frame>
          <draw:frame draw:z-index="103" draw:name="https://upload.wikimedia.org/wikipedia/commons/thumb/5/54/Flag_of_Washington.svg/23px-Flag_of_Washington.svg.png" draw:style-name="gr1" draw:text-style-name="P1" svg:width="0.608cm" svg:height="0.369cm" svg:x="0cm" svg:y="25.287cm">
            <draw:image xlink:href="https://upload.wikimedia.org/wikipedia/commons/thumb/5/54/Flag_of_Washington.svg/23px-Flag_of_Washington.svg.png" xlink:type="simple" xlink:show="embed" xlink:actuate="onLoad" draw:mime-type="image/png">
              <text:p/>
            </draw:image>
          </draw:frame>
          <draw:frame draw:z-index="104" draw:name="https://upload.wikimedia.org/wikipedia/commons/thumb/2/22/Flag_of_West_Virginia.svg/23px-Flag_of_West_Virginia.svg.png" draw:style-name="gr1" draw:text-style-name="P1" svg:width="0.608cm" svg:height="0.317cm" svg:x="0cm" svg:y="25.739cm">
            <draw:image xlink:href="https://upload.wikimedia.org/wikipedia/commons/thumb/2/22/Flag_of_West_Virginia.svg/23px-Flag_of_West_Virginia.svg.png" xlink:type="simple" xlink:show="embed" xlink:actuate="onLoad" draw:mime-type="image/png">
              <text:p/>
            </draw:image>
          </draw:frame>
          <draw:frame draw:z-index="105" draw:name="https://upload.wikimedia.org/wikipedia/commons/thumb/2/22/Flag_of_Wisconsin.svg/23px-Flag_of_Wisconsin.svg.png" draw:style-name="gr1" draw:text-style-name="P1" svg:width="0.608cm" svg:height="0.396cm" svg:x="0cm" svg:y="26.19cm">
            <draw:image xlink:href="https://upload.wikimedia.org/wikipedia/commons/thumb/2/22/Flag_of_Wisconsin.svg/23px-Flag_of_Wisconsin.svg.png" xlink:type="simple" xlink:show="embed" xlink:actuate="onLoad" draw:mime-type="image/png">
              <text:p/>
            </draw:image>
          </draw:frame>
          <draw:frame draw:z-index="106" draw:name="https://upload.wikimedia.org/wikipedia/commons/thumb/b/bc/Flag_of_Wyoming.svg/22px-Flag_of_Wyoming.svg.png" draw:style-name="gr1" draw:text-style-name="P1" svg:width="0.581cm" svg:height="0.396cm" svg:x="0cm" svg:y="26.642cm">
            <draw:image xlink:href="https://upload.wikimedia.org/wikipedia/commons/thumb/b/bc/Flag_of_Wyoming.svg/22px-Flag_of_Wyoming.svg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1" table:number-columns-repeated="1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<text:a xlink:href="https://en.wikipedia.org/wiki/1972_United_States_presidential_election" xlink:type="simple">1972</text:a></text:p>
          </table:table-cell>
          <table:table-cell table:style-name="ce1" office:value-type="string" calcext:value-type="string">
            <text:p><text:a xlink:href="https://en.wikipedia.org/wiki/1976_United_States_presidential_election" xlink:type="simple">1976</text:a></text:p>
          </table:table-cell>
          <table:table-cell table:style-name="ce1" office:value-type="string" calcext:value-type="string">
            <text:p><text:a xlink:href="https://en.wikipedia.org/wiki/1980_United_States_presidential_election" xlink:type="simple">1980</text:a></text:p>
          </table:table-cell>
          <table:table-cell table:style-name="ce1" office:value-type="string" calcext:value-type="string">
            <text:p><text:a xlink:href="https://en.wikipedia.org/wiki/1984_United_States_presidential_election" xlink:type="simple">1984</text:a></text:p>
          </table:table-cell>
          <table:table-cell table:style-name="ce1" office:value-type="string" calcext:value-type="string">
            <text:p><text:a xlink:href="https://en.wikipedia.org/wiki/1988_United_States_presidential_election" xlink:type="simple">1988</text:a></text:p>
          </table:table-cell>
          <table:table-cell table:style-name="ce1" office:value-type="string" calcext:value-type="string">
            <text:p><text:a xlink:href="https://en.wikipedia.org/wiki/1992_United_States_presidential_election" xlink:type="simple">1992</text:a></text:p>
          </table:table-cell>
          <table:table-cell table:style-name="ce1" office:value-type="string" calcext:value-type="string">
            <text:p><text:a xlink:href="https://en.wikipedia.org/wiki/1996_United_States_presidential_election" xlink:type="simple">1996</text:a></text:p>
          </table:table-cell>
          <table:table-cell table:style-name="ce1" office:value-type="string" calcext:value-type="string">
            <text:p><text:a xlink:href="https://en.wikipedia.org/wiki/2000_United_States_presidential_election" xlink:type="simple">2000</text:a></text:p>
          </table:table-cell>
          <table:table-cell table:style-name="ce1" office:value-type="string" calcext:value-type="string">
            <text:p><text:a xlink:href="https://en.wikipedia.org/wiki/2004_United_States_presidential_election" xlink:type="simple">2004</text:a></text:p>
          </table:table-cell>
          <table:table-cell table:style-name="ce1" office:value-type="string" calcext:value-type="string">
            <text:p><text:a xlink:href="https://en.wikipedia.org/wiki/2008_United_States_presidential_election" xlink:type="simple">2008</text:a></text:p>
          </table:table-cell>
          <table:table-cell table:style-name="ce1" office:value-type="string" calcext:value-type="string">
            <text:p><text:a xlink:href="https://en.wikipedia.org/wiki/2012_United_States_presidential_election" xlink:type="simple">2012</text:a></text:p>
          </table:table-cell>
          <table:table-cell table:style-name="ce1" office:value-type="string" calcext:value-type="string">
            <text:p><text:a xlink:href="https://en.wikipedia.org/wiki/2016_United_States_presidential_election" xlink:type="simple">2016</text:a></text:p>
          </table:table-cell>
          <table:table-cell table:style-name="ce1" office:value-type="string" calcext:value-type="string">
            <text:p>hide<text:a xlink:href="https://en.wikipedia.org/wiki/2020_United_States_presidential_election" xlink:type="simple">2020</text:a></text:p>
          </table:table-cell>
          <table:table-cell office:value-type="string" calcext:value-type="string">
            <text:p>party</text:p>
          </table:table-cell>
        </table:table-row>
        <table:table-row table:style-name="ro2">
          <table:table-cell table:style-name="ce1" office:value-type="string" calcext:value-type="string" table:number-columns-spanned="14" table:number-rows-spanned="1">
            <text:p><text:a xlink:href="https://en.wikipedia.org/wiki/Democratic_Party_(United_States)" xlink:type="simple">Democratic</text:a>   <text:a xlink:href="https://en.wikipedia.org/wiki/Republican_Party_(United_States)" xlink:type="simple">Republican</text:a>  </text:p>
            <text:p>(lighter shading indicates win ≤5%)</text:p>
            <text:p/>
            <text:p>      Winner received plurality of the vote but did not receive an outright majority of the popular vote</text:p>
            <text:p>      Winner <text:a xlink:href="https://en.wikipedia.org/wiki/List_of_United_States_presidential_elections_in_which_the_winner_lost_the_popular_vote" xlink:type="simple">did not receive a plurality of the vote and lost the popular vote</text:a></text:p>
          </table:table-cell>
          <table:covered-table-cell table:number-columns-repeated="13" table:style-name="Default"/>
          <table:table-cell/>
        </table:table-row>
        <table:table-row table:style-name="ro3">
          <table:table-cell table:style-name="ce2" office:value-type="string" calcext:value-type="string">
            <text:p> Democratic candidate</text:p>
          </table:table-cell>
          <table:table-cell office:value-type="string" calcext:value-type="string">
            <text:p><text:a xlink:href="https://en.wikipedia.org/wiki/George_McGovern" xlink:type="simple">George McGovern</text:a></text:p>
          </table:table-cell>
          <table:table-cell table:style-name="ce4" office:value-type="string" calcext:value-type="string">
            <text:p><text:a xlink:href="https://en.wikipedia.org/wiki/Jimmy_Carter" xlink:type="simple">Jimmy Carter</text:a></text:p>
          </table:table-cell>
          <table:table-cell office:value-type="string" calcext:value-type="string">
            <text:p><text:a xlink:href="https://en.wikipedia.org/wiki/Jimmy_Carter" xlink:type="simple">Jimmy Carter</text:a></text:p>
          </table:table-cell>
          <table:table-cell office:value-type="string" calcext:value-type="string">
            <text:p><text:a xlink:href="https://en.wikipedia.org/wiki/Walter_Mondale" xlink:type="simple">Walter Mondale</text:a></text:p>
          </table:table-cell>
          <table:table-cell office:value-type="string" calcext:value-type="string">
            <text:p><text:a xlink:href="https://en.wikipedia.org/wiki/Michael_Dukakis" xlink:type="simple">Michael Dukakis</text:a></text:p>
          </table:table-cell>
          <table:table-cell table:style-name="ce4" office:value-type="string" calcext:value-type="string">
            <text:p><text:a xlink:href="https://en.wikipedia.org/wiki/Bill_Clinton" xlink:type="simple">Bill Clinton</text:a></text:p>
          </table:table-cell>
          <table:table-cell table:style-name="ce4" office:value-type="string" calcext:value-type="string">
            <text:p><text:a xlink:href="https://en.wikipedia.org/wiki/Bill_Clinton" xlink:type="simple">Bill Clinton</text:a></text:p>
          </table:table-cell>
          <table:table-cell office:value-type="string" calcext:value-type="string">
            <text:p><text:a xlink:href="https://en.wikipedia.org/wiki/Al_Gore" xlink:type="simple">Al Gore</text:a></text:p>
          </table:table-cell>
          <table:table-cell office:value-type="string" calcext:value-type="string">
            <text:p><text:a xlink:href="https://en.wikipedia.org/wiki/John_Kerry" xlink:type="simple">John Kerry</text:a></text:p>
          </table:table-cell>
          <table:table-cell table:style-name="ce4" office:value-type="string" calcext:value-type="string">
            <text:p><text:a xlink:href="https://en.wikipedia.org/wiki/Barack_Obama" xlink:type="simple">Barack Obama</text:a></text:p>
          </table:table-cell>
          <table:table-cell table:style-name="ce4" office:value-type="string" calcext:value-type="string">
            <text:p><text:a xlink:href="https://en.wikipedia.org/wiki/Barack_Obama" xlink:type="simple">Barack Obama</text:a></text:p>
          </table:table-cell>
          <table:table-cell office:value-type="string" calcext:value-type="string">
            <text:p><text:a xlink:href="https://en.wikipedia.org/wiki/Hillary_Clinton" xlink:type="simple">Hillary Clinton</text:a></text:p>
          </table:table-cell>
          <table:table-cell table:style-name="ce4" office:value-type="string" calcext:value-type="string">
            <text:p><text:a xlink:href="https://en.wikipedia.org/wiki/Joe_Biden" xlink:type="simple">Joe Biden</text:a></text:p>
          </table:table-cell>
          <table:table-cell/>
        </table:table-row>
        <table:table-row table:style-name="ro3">
          <table:table-cell table:style-name="ce2" office:value-type="string" calcext:value-type="string">
            <text:p> Republican candidate</text:p>
          </table:table-cell>
          <table:table-cell table:style-name="ce4" office:value-type="string" calcext:value-type="string">
            <text:p><text:a xlink:href="https://en.wikipedia.org/wiki/Richard_Nixon" xlink:type="simple">Richard Nixon</text:a></text:p>
          </table:table-cell>
          <table:table-cell office:value-type="string" calcext:value-type="string">
            <text:p><text:a xlink:href="https://en.wikipedia.org/wiki/Gerald_Ford" xlink:type="simple">Gerald Ford</text:a></text:p>
          </table:table-cell>
          <table:table-cell table:style-name="ce4" office:value-type="string" calcext:value-type="string">
            <text:p><text:a xlink:href="https://en.wikipedia.org/wiki/Ronald_Reagan" xlink:type="simple">Ronald Reagan</text:a></text:p>
          </table:table-cell>
          <table:table-cell table:style-name="ce4" office:value-type="string" calcext:value-type="string">
            <text:p><text:a xlink:href="https://en.wikipedia.org/wiki/Ronald_Reagan" xlink:type="simple">Ronald Reagan</text:a></text:p>
          </table:table-cell>
          <table:table-cell table:style-name="ce4" office:value-type="string" calcext:value-type="string">
            <text:p><text:a xlink:href="https://en.wikipedia.org/wiki/George_H._W._Bush" xlink:type="simple">George H. W. Bush</text:a></text:p>
          </table:table-cell>
          <table:table-cell office:value-type="string" calcext:value-type="string">
            <text:p><text:a xlink:href="https://en.wikipedia.org/wiki/George_H._W._Bush" xlink:type="simple">George H. W. Bush</text:a></text:p>
          </table:table-cell>
          <table:table-cell office:value-type="string" calcext:value-type="string">
            <text:p><text:a xlink:href="https://en.wikipedia.org/wiki/Bob_Dole" xlink:type="simple">Bob Dole</text:a></text:p>
          </table:table-cell>
          <table:table-cell table:style-name="ce4" office:value-type="string" calcext:value-type="string">
            <text:p><text:a xlink:href="https://en.wikipedia.org/wiki/George_W._Bush" xlink:type="simple">George W. Bush</text:a></text:p>
          </table:table-cell>
          <table:table-cell table:style-name="ce4" office:value-type="string" calcext:value-type="string">
            <text:p><text:a xlink:href="https://en.wikipedia.org/wiki/George_W._Bush" xlink:type="simple">George W. Bush</text:a></text:p>
          </table:table-cell>
          <table:table-cell office:value-type="string" calcext:value-type="string">
            <text:p><text:a xlink:href="https://en.wikipedia.org/wiki/John_McCain" xlink:type="simple">John McCain</text:a></text:p>
          </table:table-cell>
          <table:table-cell office:value-type="string" calcext:value-type="string">
            <text:p><text:a xlink:href="https://en.wikipedia.org/wiki/Mitt_Romney" xlink:type="simple">Mitt Romney</text:a></text:p>
          </table:table-cell>
          <table:table-cell table:style-name="ce4" office:value-type="string" calcext:value-type="string">
            <text:p><text:a xlink:href="https://en.wikipedia.org/wiki/Donald_Trump" xlink:type="simple">Donald Trump</text:a></text:p>
          </table:table-cell>
          <table:table-cell office:value-type="string" calcext:value-type="string">
            <text:p><text:a xlink:href="https://en.wikipedia.org/wiki/Donald_Trump" xlink:type="simple">Donald Trump</text:a></text:p>
          </table:table-cell>
          <table:table-cell/>
        </table:table-row>
        <table:table-row table:style-name="ro3">
          <table:table-cell office:value-type="string" calcext:value-type="string">
            <text:p><text:a xlink:href="https://en.wikipedia.org/wiki/United_States" xlink:type="simple"> </text:a> National <text:a xlink:href="https://en.wikipedia.org/wiki/List_of_United_States_presidential_elections_by_popular_vote_margin" xlink:type="simple">popular vote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Carter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iden</text:p>
          </table:table-cell>
          <table:table-cell/>
        </table:table-row>
        <table:table-row table:style-name="ro1">
          <table:table-cell office:value-type="string" calcext:value-type="string">
            <text:p> <text:a xlink:href="https://en.wikipedia.org/wiki/Alabama" xlink:type="simple">Alabama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Carter</text:p>
          </table:table-cell>
          <table:table-cell table:number-columns-repeated="2" office:value-type="string" calcext:value-type="string">
            <text:p>Reaga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Dole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omney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 <text:a xlink:href="https://en.wikipedia.org/wiki/Alaska" xlink:type="simple">Alaska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Dole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omney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 <text:a xlink:href="https://en.wikipedia.org/wiki/Arizona" xlink:type="simple">Arizona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Clinto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omney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Swing</text:p>
          </table:table-cell>
        </table:table-row>
        <table:table-row table:style-name="ro1">
          <table:table-cell office:value-type="string" calcext:value-type="string">
            <text:p> <text:a xlink:href="https://en.wikipedia.org/wiki/Arkansas" xlink:type="simple">Arkansas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Carter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Clinto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omney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 <text:a xlink:href="https://en.wikipedia.org/wiki/California" xlink:type="simple">California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Kerry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 <text:a xlink:href="https://en.wikipedia.org/wiki/Colorado" xlink:type="simple">Colorado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Dole</text:p>
          </table:table-cell>
          <table:table-cell table:number-columns-repeated="2" office:value-type="string" calcext:value-type="string">
            <text:p>Bush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 <text:a xlink:href="https://en.wikipedia.org/wiki/Connecticut" xlink:type="simple">Connecticut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Kerry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 <text:a xlink:href="https://en.wikipedia.org/wiki/Delaware" xlink:type="simple">Delaware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Carter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Kerry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</table:table-row>
        <table:table-row table:style-name="ro3">
          <table:table-cell office:value-type="string" calcext:value-type="string">
            <text:p><text:a xlink:href="https://en.wikipedia.org/wiki/Washington,_D.C." xlink:type="simple"> </text:a> <text:a xlink:href="https://en.wikipedia.org/wiki/Washington,_D.C." xlink:type="simple">District of Columbia</text:a></text:p>
          </table:table-cell>
          <table:table-cell office:value-type="string" calcext:value-type="string">
            <text:p>McGovern</text:p>
          </table:table-cell>
          <table:table-cell table:number-columns-repeated="2" office:value-type="string" calcext:value-type="string">
            <text:p>Carter</text:p>
          </table:table-cell>
          <table:table-cell office:value-type="string" calcext:value-type="string">
            <text:p>Mondale</text:p>
          </table:table-cell>
          <table:table-cell office:value-type="string" calcext:value-type="string">
            <text:p>Dukakis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Kerry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 <text:a xlink:href="https://en.wikipedia.org/wiki/Florida" xlink:type="simple">Florida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Carter</text:p>
          </table:table-cell>
          <table:table-cell table:number-columns-repeated="2" office:value-type="string" calcext:value-type="string">
            <text:p>Reaga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Clinton</text:p>
          </table:table-cell>
          <table:table-cell table:number-columns-repeated="2" office:value-type="string" calcext:value-type="string">
            <text:p>Bush</text:p>
          </table:table-cell>
          <table:table-cell table:number-columns-repeated="2" office:value-type="string" calcext:value-type="string">
            <text:p>Obama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<text:a xlink:href="https://en.wikipedia.org/wiki/Georgia_(U.S._state)" xlink:type="simple"> </text:a> <text:a xlink:href="https://en.wikipedia.org/wiki/Georgia_(U.S._state)" xlink:type="simple">Georgia</text:a></text:p>
          </table:table-cell>
          <table:table-cell office:value-type="string" calcext:value-type="string">
            <text:p>Nixon</text:p>
          </table:table-cell>
          <table:table-cell table:number-columns-repeated="2" office:value-type="string" calcext:value-type="string">
            <text:p>Carter</text:p>
          </table:table-cell>
          <table:table-cell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Dole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omney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Swing</text:p>
          </table:table-cell>
        </table:table-row>
        <table:table-row table:style-name="ro1">
          <table:table-cell office:value-type="string" calcext:value-type="string">
            <text:p> <text:a xlink:href="https://en.wikipedia.org/wiki/Hawaii" xlink:type="simple">Hawaii</text:a></text:p>
          </table:table-cell>
          <table:table-cell office:value-type="string" calcext:value-type="string">
            <text:p>Nixon</text:p>
          </table:table-cell>
          <table:table-cell table:number-columns-repeated="2" office:value-type="string" calcext:value-type="string">
            <text:p>Carter</text:p>
          </table:table-cell>
          <table:table-cell office:value-type="string" calcext:value-type="string">
            <text:p>Reagan</text:p>
          </table:table-cell>
          <table:table-cell office:value-type="string" calcext:value-type="string">
            <text:p>Dukakis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Kerry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 <text:a xlink:href="https://en.wikipedia.org/wiki/Idaho" xlink:type="simple">Idaho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Dole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omney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 <text:a xlink:href="https://en.wikipedia.org/wiki/Illinois" xlink:type="simple">Illinois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Kerry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 <text:a xlink:href="https://en.wikipedia.org/wiki/Indiana" xlink:type="simple">Indiana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Dole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Obama</text:p>
          </table:table-cell>
          <table:table-cell office:value-type="string" calcext:value-type="string">
            <text:p>Romney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 <text:a xlink:href="https://en.wikipedia.org/wiki/Iowa" xlink:type="simple">Iowa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Dukakis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Obama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 <text:a xlink:href="https://en.wikipedia.org/wiki/Kansas" xlink:type="simple">Kansas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Dole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omney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 <text:a xlink:href="https://en.wikipedia.org/wiki/Kentucky" xlink:type="simple">Kentucky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Carter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Clinto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omney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 <text:a xlink:href="https://en.wikipedia.org/wiki/Louisiana" xlink:type="simple">Louisiana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Carter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Clinto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omney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3">
          <table:table-cell office:value-type="string" calcext:value-type="string" table:number-columns-spanned="1" table:number-rows-spanned="3">
            <text:p> <text:a xlink:href="https://en.wikipedia.org/wiki/Maine" xlink:type="simple">Maine</text:a></text:p>
          </table:table-cell>
          <table:table-cell office:value-type="string" calcext:value-type="string" table:number-columns-spanned="1" table:number-rows-spanned="3">
            <text:p>Nixon</text:p>
          </table:table-cell>
          <table:table-cell office:value-type="string" calcext:value-type="string" table:number-columns-spanned="1" table:number-rows-spanned="3">
            <text:p>Ford</text:p>
          </table:table-cell>
          <table:table-cell office:value-type="string" calcext:value-type="string" table:number-columns-spanned="1" table:number-rows-spanned="3">
            <text:p>Reagan</text:p>
          </table:table-cell>
          <table:table-cell office:value-type="string" calcext:value-type="string" table:number-columns-spanned="1" table:number-rows-spanned="3">
            <text:p>Reagan</text:p>
          </table:table-cell>
          <table:table-cell office:value-type="string" calcext:value-type="string" table:number-columns-spanned="1" table:number-rows-spanned="3">
            <text:p>Bush</text:p>
          </table:table-cell>
          <table:table-cell office:value-type="string" calcext:value-type="string" table:number-columns-spanned="1" table:number-rows-spanned="2">
            <text:p>Clinton (at-large and <text:a xlink:href="https://en.wikipedia.org/wiki/Maine%27s_1st_congressional_district" xlink:type="simple">ME-01</text:a>)</text:p>
          </table:table-cell>
          <table:table-cell office:value-type="string" calcext:value-type="string" table:number-columns-spanned="1" table:number-rows-spanned="3">
            <text:p>Clinton</text:p>
          </table:table-cell>
          <table:table-cell table:style-name="ce6" office:value-type="string" calcext:value-type="string" table:number-columns-spanned="1" table:number-rows-spanned="2">
            <text:p>Gore (at-large and <text:a xlink:href="https://en.wikipedia.org/wiki/Maine%27s_1st_congressional_district" xlink:type="simple">ME-01</text:a>)</text:p>
          </table:table-cell>
          <table:table-cell office:value-type="string" calcext:value-type="string" table:number-columns-spanned="1" table:number-rows-spanned="3">
            <text:p>Kerry</text:p>
          </table:table-cell>
          <table:table-cell office:value-type="string" calcext:value-type="string" table:number-columns-spanned="1" table:number-rows-spanned="3">
            <text:p>Obama</text:p>
          </table:table-cell>
          <table:table-cell office:value-type="string" calcext:value-type="string" table:number-columns-spanned="1" table:number-rows-spanned="3">
            <text:p>Obama</text:p>
          </table:table-cell>
          <table:table-cell table:style-name="ce5" office:value-type="string" calcext:value-type="string">
            <text:p>Clinton (at-large)</text:p>
          </table:table-cell>
          <table:table-cell table:style-name="ce6" office:value-type="string" calcext:value-type="string" table:number-columns-spanned="1" table:number-rows-spanned="2">
            <text:p>Biden (at-large and <text:a xlink:href="https://en.wikipedia.org/wiki/Maine%27s_1st_congressional_district" xlink:type="simple">ME-01</text:a>)</text:p>
          </table:table-cell>
          <table:table-cell office:value-type="string" calcext:value-type="string">
            <text:p>Democrat</text:p>
          </table:table-cell>
        </table:table-row>
        <table:table-row table:style-name="ro3">
          <table:covered-table-cell table:number-columns-repeated="12" table:style-name="Default"/>
          <table:table-cell table:style-name="ce6" office:value-type="string" calcext:value-type="string">
            <text:p>Clinton (<text:a xlink:href="https://en.wikipedia.org/wiki/Maine%27s_1st_congressional_district" xlink:type="simple">ME-01</text:a>)</text:p>
          </table:table-cell>
          <table:covered-table-cell table:style-name="Default"/>
          <table:table-cell office:value-type="string" calcext:value-type="string">
            <text:p>Democrat</text:p>
          </table:table-cell>
        </table:table-row>
        <table:table-row table:style-name="ro3">
          <table:covered-table-cell table:number-columns-repeated="6" table:style-name="Default"/>
          <table:table-cell table:style-name="ce5" office:value-type="string" calcext:value-type="string">
            <text:p>Clinton (<text:a xlink:href="https://en.wikipedia.org/wiki/Maine%27s_2nd_congressional_district" xlink:type="simple">ME-02</text:a>)</text:p>
          </table:table-cell>
          <table:covered-table-cell table:style-name="Default"/>
          <table:table-cell table:style-name="ce5" office:value-type="string" calcext:value-type="string">
            <text:p>Gore (<text:a xlink:href="https://en.wikipedia.org/wiki/Maine%27s_2nd_congressional_district" xlink:type="simple">ME-02</text:a>)</text:p>
          </table:table-cell>
          <table:covered-table-cell table:number-columns-repeated="3" table:style-name="Default"/>
          <table:table-cell table:style-name="ce7" office:value-type="string" calcext:value-type="string">
            <text:p>Trump (<text:a xlink:href="https://en.wikipedia.org/wiki/Maine%27s_2nd_congressional_district" xlink:type="simple">ME-02</text:a>)</text:p>
          </table:table-cell>
          <table:table-cell table:style-name="ce7" office:value-type="string" calcext:value-type="string">
            <text:p>Trump (<text:a xlink:href="https://en.wikipedia.org/wiki/Maine%27s_2nd_congressional_district" xlink:type="simple">ME-02</text:a>)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 <text:a xlink:href="https://en.wikipedia.org/wiki/Maryland" xlink:type="simple">Maryland</text:a></text:p>
          </table:table-cell>
          <table:table-cell office:value-type="string" calcext:value-type="string">
            <text:p>Nixon</text:p>
          </table:table-cell>
          <table:table-cell table:number-columns-repeated="2" office:value-type="string" calcext:value-type="string">
            <text:p>Carter</text:p>
          </table:table-cell>
          <table:table-cell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Kerry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 <text:a xlink:href="https://en.wikipedia.org/wiki/Massachusetts" xlink:type="simple">Massachusetts</text:a></text:p>
          </table:table-cell>
          <table:table-cell office:value-type="string" calcext:value-type="string">
            <text:p>McGovern</text:p>
          </table:table-cell>
          <table:table-cell office:value-type="string" calcext:value-type="string">
            <text:p>Carter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Dukakis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Kerry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 <text:a xlink:href="https://en.wikipedia.org/wiki/Michigan" xlink:type="simple">Michigan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Kerry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Swing</text:p>
          </table:table-cell>
        </table:table-row>
        <table:table-row table:style-name="ro1">
          <table:table-cell office:value-type="string" calcext:value-type="string">
            <text:p> <text:a xlink:href="https://en.wikipedia.org/wiki/Minnesota" xlink:type="simple">Minnesota</text:a></text:p>
          </table:table-cell>
          <table:table-cell office:value-type="string" calcext:value-type="string">
            <text:p>Nixon</text:p>
          </table:table-cell>
          <table:table-cell table:number-columns-repeated="2" office:value-type="string" calcext:value-type="string">
            <text:p>Carter</text:p>
          </table:table-cell>
          <table:table-cell office:value-type="string" calcext:value-type="string">
            <text:p>Mondale</text:p>
          </table:table-cell>
          <table:table-cell office:value-type="string" calcext:value-type="string">
            <text:p>Dukakis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Kerry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 <text:a xlink:href="https://en.wikipedia.org/wiki/Mississippi" xlink:type="simple">Mississippi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Carter</text:p>
          </table:table-cell>
          <table:table-cell table:number-columns-repeated="2" office:value-type="string" calcext:value-type="string">
            <text:p>Reaga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Dole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omney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 <text:a xlink:href="https://en.wikipedia.org/wiki/Missouri" xlink:type="simple">Missouri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Carter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Clinto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omney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 <text:a xlink:href="https://en.wikipedia.org/wiki/Montana" xlink:type="simple">Montana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Dole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omney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 <text:a xlink:href="https://en.wikipedia.org/wiki/Nebraska" xlink:type="simple">Nebraska</text:a></text:p>
          </table:table-cell>
          <table:table-cell office:value-type="string" calcext:value-type="string" table:number-columns-spanned="1" table:number-rows-spanned="2">
            <text:p>Nixon</text:p>
          </table:table-cell>
          <table:table-cell office:value-type="string" calcext:value-type="string" table:number-columns-spanned="1" table:number-rows-spanned="2">
            <text:p>Ford</text:p>
          </table:table-cell>
          <table:table-cell office:value-type="string" calcext:value-type="string" table:number-columns-spanned="1" table:number-rows-spanned="2">
            <text:p>Reagan</text:p>
          </table:table-cell>
          <table:table-cell office:value-type="string" calcext:value-type="string" table:number-columns-spanned="1" table:number-rows-spanned="2">
            <text:p>Reagan</text:p>
          </table:table-cell>
          <table:table-cell office:value-type="string" calcext:value-type="string" table:number-columns-spanned="1" table:number-rows-spanned="2">
            <text:p>Bush</text:p>
          </table:table-cell>
          <table:table-cell office:value-type="string" calcext:value-type="string" table:number-columns-spanned="1" table:number-rows-spanned="2">
            <text:p>Bush</text:p>
          </table:table-cell>
          <table:table-cell office:value-type="string" calcext:value-type="string" table:number-columns-spanned="1" table:number-rows-spanned="2">
            <text:p>Dole</text:p>
          </table:table-cell>
          <table:table-cell office:value-type="string" calcext:value-type="string" table:number-columns-spanned="1" table:number-rows-spanned="2">
            <text:p>Bush</text:p>
          </table:table-cell>
          <table:table-cell office:value-type="string" calcext:value-type="string" table:number-columns-spanned="1" table:number-rows-spanned="2">
            <text:p>Bush</text:p>
          </table:table-cell>
          <table:table-cell table:style-name="ce7" office:value-type="string" calcext:value-type="string">
            <text:p>McCain (at-large, <text:a xlink:href="https://en.wikipedia.org/wiki/Nebraska%27s_1st_congressional_district" xlink:type="simple">NE-01</text:a>, <text:a xlink:href="https://en.wikipedia.org/wiki/Nebraska%27s_3rd_congressional_district" xlink:type="simple">NE-03</text:a>)</text:p>
          </table:table-cell>
          <table:table-cell office:value-type="string" calcext:value-type="string" table:number-columns-spanned="1" table:number-rows-spanned="2">
            <text:p>Romney</text:p>
          </table:table-cell>
          <table:table-cell table:style-name="ce7" office:value-type="string" calcext:value-type="string">
            <text:p>Trump (at-large, <text:a xlink:href="https://en.wikipedia.org/wiki/Nebraska%27s_1st_congressional_district" xlink:type="simple">NE-01</text:a>, <text:a xlink:href="https://en.wikipedia.org/wiki/Nebraska%27s_3rd_congressional_district" xlink:type="simple">NE-03</text:a>)</text:p>
          </table:table-cell>
          <table:table-cell table:style-name="ce7" office:value-type="string" calcext:value-type="string">
            <text:p>Trump (at-large, <text:a xlink:href="https://en.wikipedia.org/wiki/Nebraska%27s_1st_congressional_district" xlink:type="simple">NE-01</text:a>, <text:a xlink:href="https://en.wikipedia.org/wiki/Nebraska%27s_3rd_congressional_district" xlink:type="simple">NE-03</text:a>)</text:p>
          </table:table-cell>
          <table:table-cell office:value-type="string" calcext:value-type="string">
            <text:p>Republican</text:p>
          </table:table-cell>
        </table:table-row>
        <table:table-row table:style-name="ro3">
          <table:covered-table-cell table:number-columns-repeated="10" table:style-name="Default"/>
          <table:table-cell table:style-name="ce5" office:value-type="string" calcext:value-type="string">
            <text:p>Obama (<text:a xlink:href="https://en.wikipedia.org/wiki/Nebraska%27s_2nd_congressional_district" xlink:type="simple">NE-02</text:a>)</text:p>
          </table:table-cell>
          <table:covered-table-cell table:style-name="Default"/>
          <table:table-cell table:style-name="ce8" office:value-type="string" calcext:value-type="string">
            <text:p>Trump (<text:a xlink:href="https://en.wikipedia.org/wiki/Nebraska%27s_2nd_congressional_district" xlink:type="simple">NE-02</text:a>)</text:p>
          </table:table-cell>
          <table:table-cell office:value-type="string" calcext:value-type="string">
            <text:p>Biden (<text:a xlink:href="https://en.wikipedia.org/wiki/Nebraska%27s_2nd_congressional_district" xlink:type="simple">NE-02</text:a>)</text:p>
          </table:table-cell>
          <table:table-cell office:value-type="string" calcext:value-type="string">
            <text:p>Swing</text:p>
          </table:table-cell>
        </table:table-row>
        <table:table-row table:style-name="ro1">
          <table:table-cell office:value-type="string" calcext:value-type="string">
            <text:p> <text:a xlink:href="https://en.wikipedia.org/wiki/Nevada" xlink:type="simple">Nevada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Clinton</text:p>
          </table:table-cell>
          <table:table-cell table:number-columns-repeated="2" office:value-type="string" calcext:value-type="string">
            <text:p>Bush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</table:table-row>
        <table:table-row table:style-name="ro3">
          <table:table-cell office:value-type="string" calcext:value-type="string">
            <text:p> <text:a xlink:href="https://en.wikipedia.org/wiki/New_Hampshire" xlink:type="simple">New Hampshire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Kerry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 <text:a xlink:href="https://en.wikipedia.org/wiki/New_Jersey" xlink:type="simple">New Jersey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Kerry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 <text:a xlink:href="https://en.wikipedia.org/wiki/New_Mexico" xlink:type="simple">New Mexico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 <text:a xlink:href="https://en.wikipedia.org/wiki/New_York_(state)" xlink:type="simple">New York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Carter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Dukakis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Kerry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</table:table-row>
        <table:table-row table:style-name="ro3">
          <table:table-cell office:value-type="string" calcext:value-type="string">
            <text:p> <text:a xlink:href="https://en.wikipedia.org/wiki/North_Carolina" xlink:type="simple">North Carolina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Carter</text:p>
          </table:table-cell>
          <table:table-cell table:number-columns-repeated="2" office:value-type="string" calcext:value-type="string">
            <text:p>Reaga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Dole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Obama</text:p>
          </table:table-cell>
          <table:table-cell office:value-type="string" calcext:value-type="string">
            <text:p>Romney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 <text:a xlink:href="https://en.wikipedia.org/wiki/North_Dakota" xlink:type="simple">North Dakota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Dole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omney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 <text:a xlink:href="https://en.wikipedia.org/wiki/Ohio" xlink:type="simple">Ohio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Carter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Clinton</text:p>
          </table:table-cell>
          <table:table-cell table:number-columns-repeated="2" office:value-type="string" calcext:value-type="string">
            <text:p>Bush</text:p>
          </table:table-cell>
          <table:table-cell table:number-columns-repeated="2" office:value-type="string" calcext:value-type="string">
            <text:p>Obama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 <text:a xlink:href="https://en.wikipedia.org/wiki/Oklahoma" xlink:type="simple">Oklahoma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Dole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omney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 <text:a xlink:href="https://en.wikipedia.org/wiki/Oregon" xlink:type="simple">Oregon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Dukakis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Kerry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 <text:a xlink:href="https://en.wikipedia.org/wiki/Pennsylvania" xlink:type="simple">Pennsylvania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Carter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Kerry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Swing</text:p>
          </table:table-cell>
        </table:table-row>
        <table:table-row table:style-name="ro1">
          <table:table-cell office:value-type="string" calcext:value-type="string">
            <text:p> <text:a xlink:href="https://en.wikipedia.org/wiki/Rhode_Island" xlink:type="simple">Rhode Island</text:a></text:p>
          </table:table-cell>
          <table:table-cell office:value-type="string" calcext:value-type="string">
            <text:p>Nixon</text:p>
          </table:table-cell>
          <table:table-cell table:number-columns-repeated="2" office:value-type="string" calcext:value-type="string">
            <text:p>Carter</text:p>
          </table:table-cell>
          <table:table-cell office:value-type="string" calcext:value-type="string">
            <text:p>Reagan</text:p>
          </table:table-cell>
          <table:table-cell office:value-type="string" calcext:value-type="string">
            <text:p>Dukakis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Kerry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</table:table-row>
        <table:table-row table:style-name="ro3">
          <table:table-cell office:value-type="string" calcext:value-type="string">
            <text:p> <text:a xlink:href="https://en.wikipedia.org/wiki/South_Carolina" xlink:type="simple">South Carolina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Carter</text:p>
          </table:table-cell>
          <table:table-cell table:number-columns-repeated="2" office:value-type="string" calcext:value-type="string">
            <text:p>Reaga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Dole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omney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 <text:a xlink:href="https://en.wikipedia.org/wiki/South_Dakota" xlink:type="simple">South Dakota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Dole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omney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 <text:a xlink:href="https://en.wikipedia.org/wiki/Tennessee" xlink:type="simple">Tennessee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Carter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Clinto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omney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 <text:a xlink:href="https://en.wikipedia.org/wiki/Texas" xlink:type="simple">Texas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Carter</text:p>
          </table:table-cell>
          <table:table-cell table:number-columns-repeated="2" office:value-type="string" calcext:value-type="string">
            <text:p>Reaga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Dole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omney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 <text:a xlink:href="https://en.wikipedia.org/wiki/Utah" xlink:type="simple">Utah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Dole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omney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 <text:a xlink:href="https://en.wikipedia.org/wiki/Vermont" xlink:type="simple">Vermont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Kerry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 <text:a xlink:href="https://en.wikipedia.org/wiki/Virginia" xlink:type="simple">Virginia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Dole</text:p>
          </table:table-cell>
          <table:table-cell table:number-columns-repeated="2" office:value-type="string" calcext:value-type="string">
            <text:p>Bush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<text:a xlink:href="https://en.wikipedia.org/wiki/Washington_(state)" xlink:type="simple"> </text:a> <text:a xlink:href="https://en.wikipedia.org/wiki/Washington_(state)" xlink:type="simple">Washington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Dukakis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Kerry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 <text:a xlink:href="https://en.wikipedia.org/wiki/West_Virginia" xlink:type="simple">West Virginia</text:a></text:p>
          </table:table-cell>
          <table:table-cell office:value-type="string" calcext:value-type="string">
            <text:p>Nixon</text:p>
          </table:table-cell>
          <table:table-cell table:number-columns-repeated="2" office:value-type="string" calcext:value-type="string">
            <text:p>Carter</text:p>
          </table:table-cell>
          <table:table-cell office:value-type="string" calcext:value-type="string">
            <text:p>Reagan</text:p>
          </table:table-cell>
          <table:table-cell office:value-type="string" calcext:value-type="string">
            <text:p>Dukakis</text:p>
          </table:table-cell>
          <table:table-cell table:number-columns-repeated="2" office:value-type="string" calcext:value-type="string">
            <text:p>Clinto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omney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 <text:a xlink:href="https://en.wikipedia.org/wiki/Wisconsin" xlink:type="simple">Wisconsin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Carter</text:p>
          </table:table-cell>
          <table:table-cell table:number-columns-repeated="2" office:value-type="string" calcext:value-type="string">
            <text:p>Reagan</text:p>
          </table:table-cell>
          <table:table-cell office:value-type="string" calcext:value-type="string">
            <text:p>Dukakis</text:p>
          </table:table-cell>
          <table:table-cell table:number-columns-repeated="2" office:value-type="string" calcext:value-type="string">
            <text:p>Clinton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Kerry</text:p>
          </table:table-cell>
          <table:table-cell table:number-columns-repeated="2" office:value-type="string" calcext:value-type="string">
            <text:p>Obama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Swing</text:p>
          </table:table-cell>
        </table:table-row>
        <table:table-row table:style-name="ro1">
          <table:table-cell office:value-type="string" calcext:value-type="string">
            <text:p> <text:a xlink:href="https://en.wikipedia.org/wiki/Wyoming" xlink:type="simple">Wyoming</text:a>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Ford</text:p>
          </table:table-cell>
          <table:table-cell table:number-columns-repeated="2" office:value-type="string" calcext:value-type="string">
            <text:p>Reagan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Dole</text:p>
          </table:table-cell>
          <table:table-cell table:number-columns-repeated="2" office:value-type="string" calcext:value-type="string">
            <text:p>Bush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omney</text:p>
          </table:table-cell>
          <table:table-cell table:number-columns-repeated="2"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23:15:38.423929033</meta:creation-date>
    <dc:date>2024-06-05T23:22:47.801806276</dc:date>
    <meta:editing-duration>PT7M10S</meta:editing-duration>
    <meta:editing-cycles>1</meta:editing-cycles>
    <meta:document-statistic meta:table-count="1" meta:cell-count="834" meta:object-count="107"/>
    <meta:generator>LibreOffice/24.2.3.2$Linux_X86_64 LibreOffice_project/433d9c2ded56988e8a90e6b2e771ee4e6a5ab2ba</meta:generator>
  </office:meta>
</office:document-meta>
</file>